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6688cc" loext:opacity="100%" style:font-name="Droid Sans Mono" fo:font-size="10.5pt" fo:font-weight="normal" fo:background-color="#000c18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5pt" fo:font-weight="bold" officeooo:rsid="000ec6b0" officeooo:paragraph-rsid="000ec6b0" fo:background-color="transparent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384887" loext:opacity="100%" style:font-name="Droid Sans Mono" fo:font-size="10.5pt" fo:font-weight="normal" fo:background-color="#000c18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6688cc" loext:opacity="100%" style:font-name="Droid Sans Mono" fo:font-size="10.5pt" fo:font-weight="normal" officeooo:paragraph-rsid="000ec6b0" fo:background-color="#000c18"/>
    </style:style>
    <style:style style:name="P7" style:family="paragraph" style:parent-style-name="Standard">
      <style:paragraph-properties style:line-height-at-least="0.198in"/>
      <style:text-properties fo:color="#6688cc" loext:opacity="100%" style:font-name="Droid Sans Mono" fo:font-size="10.5pt" fo:font-weight="normal" fo:background-color="#000c18"/>
    </style:style>
    <style:style style:name="P8" style:family="paragraph" style:parent-style-name="Standard">
      <style:paragraph-properties fo:break-before="page"/>
      <style:text-properties fo:font-size="15pt" fo:font-weight="bold" officeooo:rsid="000ec6b0" officeooo:paragraph-rsid="000ec6b0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ec6b0" officeooo:paragraph-rsid="000ec6b0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6688cc" loext:opacity="100%" style:font-name="Droid Sans Mono" fo:font-size="10.5pt" fo:font-weight="normal" officeooo:rsid="000ec6b0" officeooo:paragraph-rsid="000ec6b0" fo:background-color="#000c18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384887" loext:opacity="100%" style:font-name="Droid Sans Mono" fo:font-size="10.5pt" fo:font-weight="normal" officeooo:rsid="000ec6b0" officeooo:paragraph-rsid="000ec6b0" fo:background-color="#000c18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22aa44" loext:opacity="100%" style:font-name="Droid Sans Mono" fo:font-size="10.5pt" fo:font-weight="normal" fo:background-color="#000c18"/>
    </style:style>
    <style:style style:name="T1" style:family="text">
      <style:text-properties fo:color="#225588" loext:opacity="100%"/>
    </style:style>
    <style:style style:name="T2" style:family="text">
      <style:text-properties fo:color="#ddbb88" loext:opacity="100%"/>
    </style:style>
    <style:style style:name="T3" style:family="text">
      <style:text-properties fo:color="#22aa44" loext:opacity="100%"/>
    </style:style>
    <style:style style:name="T4" style:family="text">
      <style:text-properties fo:color="#9966b8" loext:opacity="100%" fo:font-style="italic"/>
    </style:style>
    <style:style style:name="T5" style:family="text">
      <style:text-properties fo:color="#9966b8" loext:opacity="100%"/>
    </style:style>
    <style:style style:name="T6" style:family="text">
      <style:text-properties fo:color="#f280d0" loext:opacity="100%"/>
    </style:style>
    <style:style style:name="T7" style:family="text">
      <style:text-properties fo:color="#2277ff" loext:opacity="100%" fo:font-style="italic"/>
    </style:style>
    <style:style style:name="T8" style:family="text">
      <style:text-properties fo:color="#38488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QUESTION 1</text:p>
      <text:p text:style-name="P3"/>
      <text:p text:style-name="P1">&lt;!<text:span text:style-name="T1">DOCTYPE</text:span> <text:span text:style-name="T2">html</text:span>&gt;</text:p>
      <text:p text:style-name="P1">&lt;<text:span text:style-name="T1">html</text:span> <text:span text:style-name="T2">lang</text:span>=<text:span text:style-name="T3">"en"</text:span>&gt;</text:p>
      <text:p text:style-name="P1">&lt;<text:span text:style-name="T1">head</text:span>&gt;</text:p>
      <text:p text:style-name="P1">&lt;<text:span text:style-name="T1">meta</text:span> <text:span text:style-name="T2">charset</text:span>=<text:span text:style-name="T3">"UTF-8"</text:span>&gt;</text:p>
      <text:p text:style-name="P1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&gt;</text:p>
      <text:p text:style-name="P1">&lt;<text:span text:style-name="T1">title</text:span>&gt;Price Regex Tester&lt;/<text:span text:style-name="T1">title</text:span>&gt;</text:p>
      <text:p text:style-name="P1">&lt;<text:span text:style-name="T1">style</text:span>&gt;</text:p>
      <text:p text:style-name="P1"><text:span text:style-name="T1">body</text:span> {</text:p>
      <text:p text:style-name="P1"><text:span text:style-name="T4">font-family</text:span>: <text:span text:style-name="T5">Arial</text:span>, <text:span text:style-name="T5">sans-serif</text:span>;</text:p>
      <text:p text:style-name="P1"><text:span text:style-name="T4">max-width</text:span>: <text:span text:style-name="T6">800</text:span><text:span text:style-name="T1">px</text:span>;</text:p>
      <text:p text:style-name="P1"><text:span text:style-name="T4">margin</text:span>: <text:span text:style-name="T6">0</text:span> <text:span text:style-name="T5">auto</text:span>;</text:p>
      <text:p text:style-name="P1"><text:span text:style-name="T4">padding</text:span>: <text:span text:style-name="T6">20</text:span><text:span text:style-name="T1">px</text:span>;</text:p>
      <text:p text:style-name="P1">}</text:p>
      <text:p text:style-name="P1"><text:span text:style-name="T1">h1</text:span>, <text:span text:style-name="T1">h2</text:span> {</text:p>
      <text:p text:style-name="P1"><text:span text:style-name="T4">color</text:span>: <text:span text:style-name="T6">#333</text:span>;</text:p>
      <text:p text:style-name="P1">}</text:p>
      <text:p text:style-name="P1"><text:span text:style-name="T2">.description</text:span> {</text:p>
      <text:p text:style-name="P1"><text:span text:style-name="T4">background-color</text:span>: <text:span text:style-name="T6">#f5f5f5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order-radius</text:span>: <text:span text:style-name="T6">5</text:span><text:span text:style-name="T1">px</text:span>;</text:p>
      <text:p text:style-name="P1"><text:span text:style-name="T4">margin-bottom</text:span>: <text:span text:style-name="T6">20</text:span><text:span text:style-name="T1">px</text:span>;</text:p>
      <text:p text:style-name="P1">}</text:p>
      <text:p text:style-name="P1"><text:span text:style-name="T2">.regex-container</text:span> {</text:p>
      <text:p text:style-name="P1"><text:span text:style-name="T4">background-color</text:span>: <text:span text:style-name="T6">#f0f8ff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order-radius</text:span>: <text:span text:style-name="T6">5</text:span><text:span text:style-name="T1">px</text:span>;</text:p>
      <text:p text:style-name="P1"><text:span text:style-name="T4">font-family</text:span>: <text:span text:style-name="T5">monospace</text:span>;</text:p>
      <text:p text:style-name="P1"><text:span text:style-name="T4">margin-bottom</text:span>: <text:span text:style-name="T6">20</text:span><text:span text:style-name="T1">px</text:span>;</text:p>
      <text:p text:style-name="P1">}</text:p>
      <text:p text:style-name="P1"><text:span text:style-name="T1">table</text:span> {</text:p>
      <text:p text:style-name="P1"><text:span text:style-name="T4">width</text:span>: <text:span text:style-name="T6">100</text:span><text:span text:style-name="T1">%</text:span>;</text:p>
      <text:p text:style-name="P1"><text:span text:style-name="T4">border-collapse</text:span>: <text:span text:style-name="T5">collapse</text:span>;</text:p>
      <text:p text:style-name="P1"><text:span text:style-name="T4">margin-top</text:span>: <text:span text:style-name="T6">20</text:span><text:span text:style-name="T1">px</text:span>;</text:p>
      <text:p text:style-name="P1">}</text:p>
      <text:p text:style-name="P1"><text:span text:style-name="T1">th</text:span>, <text:span text:style-name="T1">td</text:span> {</text:p>
      <text:p text:style-name="P1"><text:span text:style-name="T4">padding</text:span>: <text:span text:style-name="T6">10</text:span><text:span text:style-name="T1">px</text:span>;</text:p>
      <text:p text:style-name="P1"><text:span text:style-name="T4">text-align</text:span>: <text:span text:style-name="T5">left</text:span>;</text:p>
      <text:p text:style-name="P1"><text:span text:style-name="T4">border-bottom</text:span>: <text:span text:style-name="T6">1</text:span><text:span text:style-name="T1">px</text:span> <text:span text:style-name="T5">solid</text:span> <text:span text:style-name="T6">#ddd</text:span>;</text:p>
      <text:p text:style-name="P1">}</text:p>
      <text:p text:style-name="P1"><text:span text:style-name="T1">th</text:span> {</text:p>
      <text:p text:style-name="P1"><text:span text:style-name="T4">background-color</text:span>: <text:span text:style-name="T6">#f2f2f2</text:span>;</text:p>
      <text:p text:style-name="P1">}</text:p>
      <text:p text:style-name="P1"><text:span text:style-name="T2">.valid</text:span> {</text:p>
      <text:p text:style-name="P1"><text:soft-page-break/><text:span text:style-name="T4">color</text:span>: <text:span text:style-name="T5">green</text:span>;</text:p>
      <text:p text:style-name="P1"><text:span text:style-name="T4">font-weight</text:span>: <text:span text:style-name="T5">bold</text:span>;</text:p>
      <text:p text:style-name="P1">}</text:p>
      <text:p text:style-name="P1"><text:span text:style-name="T2">.invalid</text:span> {</text:p>
      <text:p text:style-name="P1"><text:span text:style-name="T4">color</text:span>: <text:span text:style-name="T5">red</text:span>;</text:p>
      <text:p text:style-name="P1"><text:span text:style-name="T4">font-weight</text:span>: <text:span text:style-name="T5">bold</text:span>;</text:p>
      <text:p text:style-name="P1">}</text:p>
      <text:p text:style-name="P1"><text:span text:style-name="T2">.test-input</text:span> {</text:p>
      <text:p text:style-name="P1"><text:span text:style-name="T4">margin-top</text:span>: <text:span text:style-name="T6">30</text:span><text:span text:style-name="T1">px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ackground-color</text:span>: <text:span text:style-name="T6">#f5f5f5</text:span>;</text:p>
      <text:p text:style-name="P1"><text:span text:style-name="T4">border-radius</text:span>: <text:span text:style-name="T6">5</text:span><text:span text:style-name="T1">px</text:span>;</text:p>
      <text:p text:style-name="P1">}</text:p>
      <text:p text:style-name="P1"><text:span text:style-name="T1">input</text:span>[<text:span text:style-name="T2">type</text:span><text:span text:style-name="T1">=</text:span><text:span text:style-name="T3">"text"</text:span>] {</text:p>
      <text:p text:style-name="P1"><text:span text:style-name="T4">padding</text:span>: <text:span text:style-name="T6">8</text:span><text:span text:style-name="T1">px</text:span>;</text:p>
      <text:p text:style-name="P1"><text:span text:style-name="T4">width</text:span>: <text:span text:style-name="T6">200</text:span><text:span text:style-name="T1">px</text:span>;</text:p>
      <text:p text:style-name="P1"><text:span text:style-name="T4">margin-right</text:span>: <text:span text:style-name="T6">10</text:span><text:span text:style-name="T1">px</text:span>;</text:p>
      <text:p text:style-name="P1">}</text:p>
      <text:p text:style-name="P1"><text:span text:style-name="T1">button</text:span> {</text:p>
      <text:p text:style-name="P1"><text:span text:style-name="T4">padding</text:span>: <text:span text:style-name="T6">8</text:span><text:span text:style-name="T1">px</text:span> <text:span text:style-name="T6">15</text:span><text:span text:style-name="T1">px</text:span>;</text:p>
      <text:p text:style-name="P1"><text:span text:style-name="T4">background-color</text:span>: <text:span text:style-name="T6">#4CAF50</text:span>;</text:p>
      <text:p text:style-name="P1"><text:span text:style-name="T4">color</text:span>: <text:span text:style-name="T5">white</text:span>;</text:p>
      <text:p text:style-name="P1"><text:span text:style-name="T4">border</text:span>: <text:span text:style-name="T5">none</text:span>;</text:p>
      <text:p text:style-name="P1"><text:span text:style-name="T4">cursor</text:span>: <text:span text:style-name="T5">pointer</text:span>;</text:p>
      <text:p text:style-name="P1">}</text:p>
      <text:p text:style-name="P1"><text:span text:style-name="T2">#result</text:span> {</text:p>
      <text:p text:style-name="P1"><text:span text:style-name="T4">margin-top</text:span>: <text:span text:style-name="T6">10</text:span><text:span text:style-name="T1">px</text:span>;</text:p>
      <text:p text:style-name="P1"><text:span text:style-name="T4">font-weight</text:span>: <text:span text:style-name="T5">bold</text:span>;</text:p>
      <text:p text:style-name="P1">}</text:p>
      <text:p text:style-name="P1">&lt;/<text:span text:style-name="T1">style</text:span>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h1</text:span>&gt;Price Regular Expression&lt;/<text:span text:style-name="T1">h1</text:span>&gt;</text:p>
      <text:p text:style-name="P1">&lt;<text:span text:style-name="T1">div</text:span> <text:span text:style-name="T2">class</text:span>=<text:span text:style-name="T3">"description"</text:span>&gt;</text:p>
      <text:p text:style-name="P1">&lt;<text:span text:style-name="T1">h2</text:span>&gt;Requirements:&lt;/<text:span text:style-name="T1">h2</text:span>&gt;</text:p>
      <text:p text:style-name="P1">&lt;<text:span text:style-name="T1">ul</text:span>&gt;</text:p>
      <text:p text:style-name="P1">&lt;<text:span text:style-name="T1">li</text:span>&gt;Must start with a dollar sign ($)&lt;/<text:span text:style-name="T1">li</text:span>&gt;</text:p>
      <text:p text:style-name="P1">&lt;<text:span text:style-name="T1">li</text:span>&gt;Any amount of numbers can come before the decimal&lt;/<text:span text:style-name="T1">li</text:span>&gt;</text:p>
      <text:p text:style-name="P1">&lt;<text:span text:style-name="T1">li</text:span>&gt;Two numbers must always follow the decimal&lt;/<text:span text:style-name="T1">li</text:span>&gt;</text:p>
      <text:p text:style-name="P1">&lt;<text:span text:style-name="T1">li</text:span>&gt;No other characters allowed&lt;/<text:span text:style-name="T1">li</text:span>&gt;</text:p>
      <text:p text:style-name="P1">&lt;/<text:span text:style-name="T1">ul</text:span>&gt;</text:p>
      <text:p text:style-name="P1">&lt;/<text:span text:style-name="T1">div</text:span>&gt;</text:p>
      <text:p text:style-name="P1">&lt;<text:span text:style-name="T1">div</text:span> <text:span text:style-name="T2">class</text:span>=<text:span text:style-name="T3">"regex-container"</text:span>&gt;</text:p>
      <text:p text:style-name="P1">&lt;<text:span text:style-name="T1">h2</text:span>&gt;The Regular Expression:&lt;/<text:span text:style-name="T1">h2</text:span>&gt;</text:p>
      <text:p text:style-name="P1">&lt;<text:span text:style-name="T1">code</text:span>&gt;/^\$\d*\.\d{2}$/&lt;/<text:span text:style-name="T1">code</text:span>&gt;</text:p>
      <text:p text:style-name="P1">&lt;/<text:span text:style-name="T1">div</text:span>&gt;</text:p>
      <text:p text:style-name="P1">&lt;<text:span text:style-name="T1">h2</text:span>&gt;Test Cases:&lt;/<text:span text:style-name="T1">h2</text:span>&gt;</text:p>
      <text:p text:style-name="P1"><text:soft-page-break/>&lt;<text:span text:style-name="T1">table</text:span>&gt;</text:p>
      <text:p text:style-name="P1">&lt;<text:span text:style-name="T1">tr</text:span>&gt;</text:p>
      <text:p text:style-name="P1">&lt;<text:span text:style-name="T1">th</text:span>&gt;Price&lt;/<text:span text:style-name="T1">th</text:span>&gt;</text:p>
      <text:p text:style-name="P1">&lt;<text:span text:style-name="T1">th</text:span>&gt;Valid?&lt;/<text:span text:style-name="T1">th</text:span>&gt;</text:p>
      <text:p text:style-name="P1">&lt;<text:span text:style-name="T1">th</text:span>&gt;Explanation&lt;/<text:span text:style-name="T1">th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4.99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Starts with $, has digits before decimal, has 2 digits after decimal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234567.00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Multiple digits before decimal, 2 digits after decimal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.90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Zero digits before decimal is allowed, 2 digits after decimal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4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Missing decimal point and the 2 required digits after decimal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34213.89money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Contains non-digit characters after the price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$1.1a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Only one digit after decimal and contains a non-digit&lt;/<text:span text:style-name="T1">td</text:span>&gt;</text:p>
      <text:p text:style-name="P1">&lt;/<text:span text:style-name="T1">tr</text:span>&gt;</text:p>
      <text:p text:style-name="P1">&lt;/<text:span text:style-name="T1">table</text:span>&gt;</text:p>
      <text:p text:style-name="P1">&lt;<text:span text:style-name="T1">div</text:span> <text:span text:style-name="T2">class</text:span>=<text:span text:style-name="T3">"test-input"</text:span>&gt;</text:p>
      <text:p text:style-name="P1">&lt;<text:span text:style-name="T1">h2</text:span>&gt;Test Your Own Price:&lt;/<text:span text:style-name="T1">h2</text:span>&gt;</text:p>
      <text:p text:style-name="P1">&lt;<text:span text:style-name="T1">input</text:span> <text:span text:style-name="T2">type</text:span>=<text:span text:style-name="T3">"text"</text:span> <text:span text:style-name="T2">id</text:span>=<text:span text:style-name="T3">"price-input"</text:span> <text:span text:style-name="T2">placeholder</text:span>=<text:span text:style-name="T3">"Enter a price..."</text:span>&gt;</text:p>
      <text:p text:style-name="P1">&lt;<text:span text:style-name="T1">button</text:span> <text:span text:style-name="T2">id</text:span>=<text:span text:style-name="T3">"test-button"</text:span>&gt;Test&lt;/<text:span text:style-name="T1">button</text:span>&gt;</text:p>
      <text:p text:style-name="P1">&lt;<text:span text:style-name="T1">div</text:span> <text:span text:style-name="T2">id</text:span>=<text:span text:style-name="T3">"result"</text:span>&gt;&lt;/<text:span text:style-name="T1">div</text:span>&gt;</text:p>
      <text:p text:style-name="P1">&lt;/<text:span text:style-name="T1">div</text:span>&gt;</text:p>
      <text:p text:style-name="P4"/>
      <text:p text:style-name="P1">&lt;<text:span text:style-name="T1">script</text:span>&gt;</text:p>
      <text:p text:style-name="P5">// The regular expression</text:p>
      <text:p text:style-name="P1"><text:span text:style-name="T4">const</text:span> priceRegex <text:span text:style-name="T1">=</text:span><text:span text:style-name="T3"> /</text:span><text:span text:style-name="T1">^</text:span><text:span text:style-name="T6">\$\d</text:span><text:span text:style-name="T1">*</text:span><text:span text:style-name="T6">\.\d</text:span><text:span text:style-name="T1">{2}$</text:span><text:span text:style-name="T3">/</text:span>;</text:p>
      <text:p text:style-name="P5"><text:soft-page-break/>// Function to validate a price</text:p>
      <text:p text:style-name="P1"><text:span text:style-name="T4">function</text:span> <text:span text:style-name="T2">validatePrice</text:span>(<text:span text:style-name="T7">price</text:span>) {</text:p>
      <text:p text:style-name="P1"><text:span text:style-name="T1">return</text:span> priceRegex<text:span text:style-name="T1">.</text:span><text:span text:style-name="T2">test</text:span>(<text:span text:style-name="T7">price</text:span>);</text:p>
      <text:p text:style-name="P1">}</text:p>
      <text:p text:style-name="P5">// Set up event listener for the test button</text:p>
      <text:p text:style-name="P1"><text:span text:style-name="T5">document</text:span><text:span text:style-name="T1">.</text:span><text:span text:style-name="T2">getElementById</text:span>(<text:span text:style-name="T3">'test-button'</text:span>)<text:span text:style-name="T1">.</text:span><text:span text:style-name="T2">addEventListener</text:span>(<text:span text:style-name="T3">'click'</text:span>, <text:span text:style-name="T4">function</text:span>() {</text:p>
      <text:p text:style-name="P1"><text:span text:style-name="T4">const</text:span> price <text:span text:style-name="T1">=</text:span> <text:span text:style-name="T5">document</text:span><text:span text:style-name="T1">.</text:span><text:span text:style-name="T2">getElementById</text:span>(<text:span text:style-name="T3">'price-input'</text:span>)<text:span text:style-name="T1">.</text:span>value;</text:p>
      <text:p text:style-name="P1"><text:span text:style-name="T4">const</text:span> result <text:span text:style-name="T1">=</text:span> <text:span text:style-name="T2">validatePrice</text:span>(price);</text:p>
      <text:p text:style-name="P1"><text:span text:style-name="T4">const</text:span> resultElement <text:span text:style-name="T1">=</text:span> <text:span text:style-name="T5">document</text:span><text:span text:style-name="T1">.</text:span><text:span text:style-name="T2">getElementById</text:span>(<text:span text:style-name="T3">'result'</text:span>);</text:p>
      <text:p text:style-name="P1"><text:span text:style-name="T1">if</text:span> (result) {</text:p>
      <text:p text:style-name="P1">resultElement<text:span text:style-name="T1">.</text:span>innerHTML <text:span text:style-name="T1">=</text:span><text:span text:style-name="T3"> `&lt;span class="valid"&gt;Valid price format!&lt;/span&gt;`</text:span>;</text:p>
      <text:p text:style-name="P1">} <text:span text:style-name="T1">else</text:span> {</text:p>
      <text:p text:style-name="P1">resultElement<text:span text:style-name="T1">.</text:span>innerHTML <text:span text:style-name="T1">=</text:span><text:span text:style-name="T3"> `&lt;span class="invalid"&gt;Invalid price format!&lt;/span&gt;`</text:span>;</text:p>
      <text:p text:style-name="P1">}</text:p>
      <text:p text:style-name="P1">});</text:p>
      <text:p text:style-name="P1">&lt;/<text:span text:style-name="T1">script</text:span>&gt;</text:p>
      <text:p text:style-name="P1">&lt;/<text:span text:style-name="T1">body</text:span>&gt;</text:p>
      <text:p text:style-name="P1">&lt;/<text:span text:style-name="T1">html</text:span>&gt;</text:p>
      <text:p text:style-name="P1"/>
      <text:p text:style-name="P6"/>
      <text:p text:style-name="P1"/>
      <text:p text:style-name="P5">// Regular expression to match a price</text:p>
      <text:p text:style-name="P5">// Requirements:</text:p>
      <text:p text:style-name="P5">// 1. Must start with a dollar sign ($)</text:p>
      <text:p text:style-name="P5">// 2. Any amount of numbers can come before the decimal</text:p>
      <text:p text:style-name="P5">// 3. Two numbers must follow the decimal</text:p>
      <text:p text:style-name="P5">// 4. No other characters allowed</text:p>
      <text:p text:style-name="P4"/>
      <text:p text:style-name="P5">// The regular expression</text:p>
      <text:p text:style-name="P1"><text:span text:style-name="T4">const</text:span> priceRegex <text:span text:style-name="T1">=</text:span><text:span text:style-name="T3"> /</text:span><text:span text:style-name="T1">^</text:span><text:span text:style-name="T6">\$\d</text:span><text:span text:style-name="T1">*</text:span><text:span text:style-name="T6">\.\d</text:span><text:span text:style-name="T1">{2}$</text:span><text:span text:style-name="T3">/</text:span>;</text:p>
      <text:p text:style-name="P4"/>
      <text:p text:style-name="P5">// Test function to validate prices</text:p>
      <text:p text:style-name="P1"><text:span text:style-name="T4">function</text:span> <text:span text:style-name="T2">validatePrice</text:span>(<text:span text:style-name="T7">price</text:span>) {</text:p>
      <text:p text:style-name="P1"><text:span text:style-name="T1">return</text:span> priceRegex<text:span text:style-name="T1">.</text:span><text:span text:style-name="T2">test</text:span>(<text:span text:style-name="T7">price</text:span>);</text:p>
      <text:p text:style-name="P1">}</text:p>
      <text:p text:style-name="P4"/>
      <text:p text:style-name="P5">// Test cases</text:p>
      <text:p text:style-name="P1"><text:span text:style-name="T4">const</text:span> testCases <text:span text:style-name="T1">=</text:span> [</text:p>
      <text:p text:style-name="P1">{ <text:span text:style-name="T3">price</text:span>: <text:span text:style-name="T3">'$14.99'</text:span>, <text:span text:style-name="T3">expected</text:span>: <text:span text:style-name="T6">true</text:span> },</text:p>
      <text:p text:style-name="P1">{ <text:span text:style-name="T3">price</text:span>: <text:span text:style-name="T3">'$1234567.00'</text:span>, <text:span text:style-name="T3">expected</text:span>: <text:span text:style-name="T6">true</text:span> },</text:p>
      <text:p text:style-name="P1">{ <text:span text:style-name="T3">price</text:span>: <text:span text:style-name="T3">'$.90'</text:span>, <text:span text:style-name="T3">expected</text:span>: <text:span text:style-name="T6">true</text:span> },</text:p>
      <text:p text:style-name="P1">{ <text:span text:style-name="T3">price</text:span>: <text:span text:style-name="T3">'$14'</text:span>, <text:span text:style-name="T3">expected</text:span>: <text:span text:style-name="T6">false</text:span> },</text:p>
      <text:p text:style-name="P1">{ <text:span text:style-name="T3">price</text:span>: <text:span text:style-name="T3">'$134213.89money'</text:span>, <text:span text:style-name="T3">expected</text:span>: <text:span text:style-name="T6">false</text:span> },</text:p>
      <text:p text:style-name="P1">{ <text:span text:style-name="T3">price</text:span>: <text:span text:style-name="T3">'$1.1a'</text:span>, <text:span text:style-name="T3">expected</text:span>: <text:span text:style-name="T6">false</text:span> },</text:p>
      <text:p text:style-name="P1">{ <text:span text:style-name="T3">price</text:span>: <text:span text:style-name="T3">'14.99'</text:span>, <text:span text:style-name="T3">expected</text:span>: <text:span text:style-name="T6">false</text:span> }, <text:span text:style-name="T8">// Missing dollar sign</text:span></text:p>
      <text:p text:style-name="P1">{ <text:span text:style-name="T3">price</text:span>: <text:span text:style-name="T3">'$14.999'</text:span>, <text:span text:style-name="T3">expected</text:span>: <text:span text:style-name="T6">false</text:span> }, <text:span text:style-name="T8">// Three digits after decimal</text:span></text:p>
      <text:p text:style-name="P1">{ <text:span text:style-name="T3">price</text:span>: <text:span text:style-name="T3">'$14.9'</text:span>, <text:span text:style-name="T3">expected</text:span>: <text:span text:style-name="T6">false</text:span> }, <text:span text:style-name="T8">// One digit after decimal</text:span></text:p>
      <text:p text:style-name="P1"><text:soft-page-break/>{ <text:span text:style-name="T3">price</text:span>: <text:span text:style-name="T3">'price $14.99'</text:span>, <text:span text:style-name="T3">expected</text:span>: <text:span text:style-name="T6">false</text:span> } <text:span text:style-name="T8">// Extra characters before</text:span></text:p>
      <text:p text:style-name="P1">];</text:p>
      <text:p text:style-name="P4"/>
      <text:p text:style-name="P5">// Run tests and print results</text:p>
      <text:p text:style-name="P1"><text:span text:style-name="T5">console</text:span><text:span text:style-name="T1">.</text:span><text:span text:style-name="T2">log</text:span>(<text:span text:style-name="T3">"Price Validation Tests:"</text:span>);</text:p>
      <text:p text:style-name="P1">testCases<text:span text:style-name="T1">.</text:span><text:span text:style-name="T2">forEach</text:span>(<text:span text:style-name="T7">test</text:span> <text:span text:style-name="T4">=&gt;</text:span> {</text:p>
      <text:p text:style-name="P1"><text:span text:style-name="T4">const</text:span> result <text:span text:style-name="T1">=</text:span> <text:span text:style-name="T2">validatePrice</text:span>(<text:span text:style-name="T7">test</text:span><text:span text:style-name="T1">.</text:span>price);</text:p>
      <text:p text:style-name="P1"><text:span text:style-name="T4">const</text:span> status <text:span text:style-name="T1">=</text:span> result <text:span text:style-name="T1">===</text:span> <text:span text:style-name="T7">test</text:span><text:span text:style-name="T1">.</text:span>expected <text:span text:style-name="T1">?</text:span> <text:span text:style-name="T3">'PASS'</text:span> <text:span text:style-name="T1">:</text:span> <text:span text:style-name="T3">'FAIL'</text:span>;</text:p>
      <text:p text:style-name="P1"><text:span text:style-name="T5">console</text:span><text:span text:style-name="T1">.</text:span><text:span text:style-name="T2">log</text:span>(<text:span text:style-name="T3">`${status}: "${</text:span><text:span text:style-name="T7">test</text:span><text:span text:style-name="T1">.</text:span><text:span text:style-name="T3">price}" - Expected: ${</text:span><text:span text:style-name="T7">test</text:span><text:span text:style-name="T1">.</text:span><text:span text:style-name="T3">expected}, Got: ${result}`</text:span>);</text:p>
      <text:p text:style-name="P1">});</text:p>
      <text:p text:style-name="P4"/>
      <text:p text:style-name="P5">// Explanation of the regex:</text:p>
      <text:p text:style-name="P5">// ^ - Start of string</text:p>
      <text:p text:style-name="P5">// \$ - Dollar sign (escaped because $ is a special character in regex)</text:p>
      <text:p text:style-name="P5">// \d* - Zero or more digits (for before the decimal)</text:p>
      <text:p text:style-name="P5">// \. - Decimal point (escaped because . is a special character in regex)</text:p>
      <text:p text:style-name="P5">// \d{2} - Exactly 2 digits after the decimal</text:p>
      <text:p text:style-name="P5">// $ - End of string</text:p>
      <text:p text:style-name="P4"/>
      <text:p text:style-name="P5">// This ensures:</text:p>
      <text:p text:style-name="P5">// 1. The string starts with a dollar sign</text:p>
      <text:p text:style-name="P5">// 2. It can have any number of digits before the decimal (including none)</text:p>
      <text:p text:style-name="P5">// 3. It must have exactly 2 digits after the decimal</text:p>
      <text:p text:style-name="P5">// 4. No other characters are allowed anywhere in the string</text:p>
      <text:p text:style-name="P7"/>
      <text:p text:style-name="P1"/>
      <text:p text:style-name="P7"/>
      <text:p text:style-name="Standard"/>
      <text:p text:style-name="P8">QUESTION 2</text:p>
      <text:p text:style-name="P9"/>
      <text:p text:style-name="P10">&lt;!<text:span text:style-name="T1">DOCTYPE</text:span> <text:span text:style-name="T2">html</text:span>&gt;</text:p>
      <text:p text:style-name="P1">&lt;<text:span text:style-name="T1">html</text:span> <text:span text:style-name="T2">lang</text:span>=<text:span text:style-name="T3">"en"</text:span>&gt;</text:p>
      <text:p text:style-name="P1">&lt;<text:span text:style-name="T1">head</text:span>&gt;</text:p>
      <text:p text:style-name="P1">&lt;<text:span text:style-name="T1">meta</text:span> <text:span text:style-name="T2">charset</text:span>=<text:span text:style-name="T3">"UTF-8"</text:span>&gt;</text:p>
      <text:p text:style-name="P1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&gt;</text:p>
      <text:p text:style-name="P1">&lt;<text:span text:style-name="T1">title</text:span>&gt;Self-Closing HTML Tag Regex Tester&lt;/<text:span text:style-name="T1">title</text:span>&gt;</text:p>
      <text:p text:style-name="P1">&lt;<text:span text:style-name="T1">style</text:span>&gt;</text:p>
      <text:p text:style-name="P1"><text:span text:style-name="T1">body</text:span> {</text:p>
      <text:p text:style-name="P1"><text:span text:style-name="T4">font-family</text:span>: <text:span text:style-name="T5">Arial</text:span>, <text:span text:style-name="T5">sans-serif</text:span>;</text:p>
      <text:p text:style-name="P1"><text:span text:style-name="T4">max-width</text:span>: <text:span text:style-name="T6">800</text:span><text:span text:style-name="T1">px</text:span>;</text:p>
      <text:p text:style-name="P1"><text:span text:style-name="T4">margin</text:span>: <text:span text:style-name="T6">0</text:span> <text:span text:style-name="T5">auto</text:span>;</text:p>
      <text:p text:style-name="P1"><text:span text:style-name="T4">padding</text:span>: <text:span text:style-name="T6">20</text:span><text:span text:style-name="T1">px</text:span>;</text:p>
      <text:p text:style-name="P1">}</text:p>
      <text:p text:style-name="P1"><text:span text:style-name="T1">h1</text:span>, <text:span text:style-name="T1">h2</text:span> {</text:p>
      <text:p text:style-name="P1"><text:span text:style-name="T4">color</text:span>: <text:span text:style-name="T6">#333</text:span>;</text:p>
      <text:p text:style-name="P1">}</text:p>
      <text:p text:style-name="P1"><text:span text:style-name="T2">.description</text:span> {</text:p>
      <text:p text:style-name="P1"><text:span text:style-name="T4">background-color</text:span>: <text:span text:style-name="T6">#f5f5f5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order-radius</text:span>: <text:span text:style-name="T6">5</text:span><text:span text:style-name="T1">px</text:span>;</text:p>
      <text:p text:style-name="P1"><text:span text:style-name="T4">margin-bottom</text:span>: <text:span text:style-name="T6">20</text:span><text:span text:style-name="T1">px</text:span>;</text:p>
      <text:p text:style-name="P1">}</text:p>
      <text:p text:style-name="P1"><text:span text:style-name="T2">.regex-container</text:span> {</text:p>
      <text:p text:style-name="P1"><text:span text:style-name="T4">background-color</text:span>: <text:span text:style-name="T6">#f0f8ff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order-radius</text:span>: <text:span text:style-name="T6">5</text:span><text:span text:style-name="T1">px</text:span>;</text:p>
      <text:p text:style-name="P1"><text:span text:style-name="T4">font-family</text:span>: <text:span text:style-name="T5">monospace</text:span>;</text:p>
      <text:p text:style-name="P1"><text:span text:style-name="T4">margin-bottom</text:span>: <text:span text:style-name="T6">20</text:span><text:span text:style-name="T1">px</text:span>;</text:p>
      <text:p text:style-name="P1"><text:span text:style-name="T4">word-break</text:span>: <text:span text:style-name="T5">break-all</text:span>;</text:p>
      <text:p text:style-name="P1">}</text:p>
      <text:p text:style-name="P1"><text:span text:style-name="T1">table</text:span> {</text:p>
      <text:p text:style-name="P1"><text:span text:style-name="T4">width</text:span>: <text:span text:style-name="T6">100</text:span><text:span text:style-name="T1">%</text:span>;</text:p>
      <text:p text:style-name="P1"><text:span text:style-name="T4">border-collapse</text:span>: <text:span text:style-name="T5">collapse</text:span>;</text:p>
      <text:p text:style-name="P1"><text:span text:style-name="T4">margin-top</text:span>: <text:span text:style-name="T6">20</text:span><text:span text:style-name="T1">px</text:span>;</text:p>
      <text:p text:style-name="P1">}</text:p>
      <text:p text:style-name="P1"><text:span text:style-name="T1">th</text:span>, <text:span text:style-name="T1">td</text:span> {</text:p>
      <text:p text:style-name="P1"><text:span text:style-name="T4">padding</text:span>: <text:span text:style-name="T6">10</text:span><text:span text:style-name="T1">px</text:span>;</text:p>
      <text:p text:style-name="P1"><text:span text:style-name="T4">text-align</text:span>: <text:span text:style-name="T5">left</text:span>;</text:p>
      <text:p text:style-name="P1"><text:span text:style-name="T4">border-bottom</text:span>: <text:span text:style-name="T6">1</text:span><text:span text:style-name="T1">px</text:span> <text:span text:style-name="T5">solid</text:span> <text:span text:style-name="T6">#ddd</text:span>;</text:p>
      <text:p text:style-name="P1">}</text:p>
      <text:p text:style-name="P1"><text:span text:style-name="T1">th</text:span> {</text:p>
      <text:p text:style-name="P1"><text:span text:style-name="T4">background-color</text:span>: <text:span text:style-name="T6">#f2f2f2</text:span>;</text:p>
      <text:p text:style-name="P1">}</text:p>
      <text:p text:style-name="P1"><text:span text:style-name="T2">.valid</text:span> {</text:p>
      <text:p text:style-name="P1"><text:span text:style-name="T4">color</text:span>: <text:span text:style-name="T5">green</text:span>;</text:p>
      <text:p text:style-name="P1"><text:soft-page-break/><text:span text:style-name="T4">font-weight</text:span>: <text:span text:style-name="T5">bold</text:span>;</text:p>
      <text:p text:style-name="P1">}</text:p>
      <text:p text:style-name="P1"><text:span text:style-name="T2">.invalid</text:span> {</text:p>
      <text:p text:style-name="P1"><text:span text:style-name="T4">color</text:span>: <text:span text:style-name="T5">red</text:span>;</text:p>
      <text:p text:style-name="P1"><text:span text:style-name="T4">font-weight</text:span>: <text:span text:style-name="T5">bold</text:span>;</text:p>
      <text:p text:style-name="P1">}</text:p>
      <text:p text:style-name="P1"><text:span text:style-name="T2">.test-input</text:span> {</text:p>
      <text:p text:style-name="P1"><text:span text:style-name="T4">margin-top</text:span>: <text:span text:style-name="T6">30</text:span><text:span text:style-name="T1">px</text:span>;</text:p>
      <text:p text:style-name="P1"><text:span text:style-name="T4">padding</text:span>: <text:span text:style-name="T6">15</text:span><text:span text:style-name="T1">px</text:span>;</text:p>
      <text:p text:style-name="P1"><text:span text:style-name="T4">background-color</text:span>: <text:span text:style-name="T6">#f5f5f5</text:span>;</text:p>
      <text:p text:style-name="P1"><text:span text:style-name="T4">border-radius</text:span>: <text:span text:style-name="T6">5</text:span><text:span text:style-name="T1">px</text:span>;</text:p>
      <text:p text:style-name="P1">}</text:p>
      <text:p text:style-name="P1"><text:span text:style-name="T1">input</text:span>[<text:span text:style-name="T2">type</text:span><text:span text:style-name="T1">=</text:span><text:span text:style-name="T3">"text"</text:span>] {</text:p>
      <text:p text:style-name="P1"><text:span text:style-name="T4">padding</text:span>: <text:span text:style-name="T6">8</text:span><text:span text:style-name="T1">px</text:span>;</text:p>
      <text:p text:style-name="P1"><text:span text:style-name="T4">width</text:span>: <text:span text:style-name="T6">70</text:span><text:span text:style-name="T1">%</text:span>;</text:p>
      <text:p text:style-name="P1"><text:span text:style-name="T4">margin-right</text:span>: <text:span text:style-name="T6">10</text:span><text:span text:style-name="T1">px</text:span>;</text:p>
      <text:p text:style-name="P1">}</text:p>
      <text:p text:style-name="P1"><text:span text:style-name="T1">button</text:span> {</text:p>
      <text:p text:style-name="P1"><text:span text:style-name="T4">padding</text:span>: <text:span text:style-name="T6">8</text:span><text:span text:style-name="T1">px</text:span> <text:span text:style-name="T6">15</text:span><text:span text:style-name="T1">px</text:span>;</text:p>
      <text:p text:style-name="P1"><text:span text:style-name="T4">background-color</text:span>: <text:span text:style-name="T6">#4CAF50</text:span>;</text:p>
      <text:p text:style-name="P1"><text:span text:style-name="T4">color</text:span>: <text:span text:style-name="T5">white</text:span>;</text:p>
      <text:p text:style-name="P1"><text:span text:style-name="T4">border</text:span>: <text:span text:style-name="T5">none</text:span>;</text:p>
      <text:p text:style-name="P1"><text:span text:style-name="T4">cursor</text:span>: <text:span text:style-name="T5">pointer</text:span>;</text:p>
      <text:p text:style-name="P1">}</text:p>
      <text:p text:style-name="P1"><text:span text:style-name="T2">#result</text:span> {</text:p>
      <text:p text:style-name="P1"><text:span text:style-name="T4">margin-top</text:span>: <text:span text:style-name="T6">10</text:span><text:span text:style-name="T1">px</text:span>;</text:p>
      <text:p text:style-name="P1"><text:span text:style-name="T4">font-weight</text:span>: <text:span text:style-name="T5">bold</text:span>;</text:p>
      <text:p text:style-name="P1">}</text:p>
      <text:p text:style-name="P1">&lt;/<text:span text:style-name="T1">style</text:span>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h1</text:span>&gt;Self-Closing HTML Tag Regular Expression&lt;/<text:span text:style-name="T1">h1</text:span>&gt;</text:p>
      <text:p text:style-name="P1">&lt;<text:span text:style-name="T1">div</text:span> <text:span text:style-name="T2">class</text:span>=<text:span text:style-name="T3">"description"</text:span>&gt;</text:p>
      <text:p text:style-name="P1">&lt;<text:span text:style-name="T1">h2</text:span>&gt;Requirements:&lt;/<text:span text:style-name="T1">h2</text:span>&gt;</text:p>
      <text:p text:style-name="P1">&lt;<text:span text:style-name="T1">ul</text:span>&gt;</text:p>
      <text:p text:style-name="P1">&lt;<text:span text:style-name="T1">li</text:span>&gt;Must start with &lt;<text:span text:style-name="T1">code</text:span>&gt;<text:span text:style-name="T6">&amp;lt;</text:span>&lt;/<text:span text:style-name="T1">code</text:span>&gt;&lt;/<text:span text:style-name="T1">li</text:span>&gt;</text:p>
      <text:p text:style-name="P1">&lt;<text:span text:style-name="T1">li</text:span>&gt;Must have a tag name (must start with a letter)&lt;/<text:span text:style-name="T1">li</text:span>&gt;</text:p>
      <text:p text:style-name="P1">&lt;<text:span text:style-name="T1">li</text:span>&gt;Can have 0, 1, or more properties (attributes)&lt;/<text:span text:style-name="T1">li</text:span>&gt;</text:p>
      <text:p text:style-name="P1">&lt;<text:span text:style-name="T1">li</text:span>&gt;Must end with &lt;<text:span text:style-name="T1">code</text:span>&gt;/<text:span text:style-name="T6">&amp;gt;</text:span>&lt;/<text:span text:style-name="T1">code</text:span>&gt;&lt;/<text:span text:style-name="T1">li</text:span>&gt;</text:p>
      <text:p text:style-name="P1">&lt;/<text:span text:style-name="T1">ul</text:span>&gt;</text:p>
      <text:p text:style-name="P1">&lt;/<text:span text:style-name="T1">div</text:span>&gt;</text:p>
      <text:p text:style-name="P1">&lt;<text:span text:style-name="T1">div</text:span> <text:span text:style-name="T2">class</text:span>=<text:span text:style-name="T3">"regex-container"</text:span>&gt;</text:p>
      <text:p text:style-name="P1">&lt;<text:span text:style-name="T1">h2</text:span>&gt;The Regular Expression:&lt;/<text:span text:style-name="T1">h2</text:span>&gt;</text:p>
      <text:p text:style-name="P1">&lt;<text:span text:style-name="T1">code</text:span>&gt;<text:span text:style-name="T6">&amp;lt;</text:span>([a-zA-Z][a-zA-Z0-9]*)(\s+[a-zA-Z][a-zA-Z0-9]*(?:=(?:"[^"]*"|'[^']*'|[^\s<text:span text:style-name="T6">&amp;gt;</text:span>]*))?)*\s*/<text:span text:style-name="T6">&amp;gt;</text:span>&lt;/<text:span text:style-name="T1">code</text:span>&gt;</text:p>
      <text:p text:style-name="P1">&lt;/<text:span text:style-name="T1">div</text:span>&gt;</text:p>
      <text:p text:style-name="P1">&lt;<text:span text:style-name="T1">h2</text:span>&gt;Test Cases:&lt;/<text:span text:style-name="T1">h2</text:span>&gt;</text:p>
      <text:p text:style-name="P1"><text:soft-page-break/>&lt;<text:span text:style-name="T1">table</text:span>&gt;</text:p>
      <text:p text:style-name="P1">&lt;<text:span text:style-name="T1">tr</text:span>&gt;</text:p>
      <text:p text:style-name="P1">&lt;<text:span text:style-name="T1">th</text:span>&gt;Tag&lt;/<text:span text:style-name="T1">th</text:span>&gt;</text:p>
      <text:p text:style-name="P1">&lt;<text:span text:style-name="T1">th</text:span>&gt;Valid?&lt;/<text:span text:style-name="T1">th</text:span>&gt;</text:p>
      <text:p text:style-name="P1">&lt;<text:span text:style-name="T1">th</text:span>&gt;Explanation&lt;/<text:span text:style-name="T1">th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img src="foo.jpg" 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Starts with <text:span text:style-name="T6">&amp;lt;</text:span>, has tag name (img), has attribute, ends with /<text:span text:style-name="T6">&amp;gt;</text:span>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img 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Starts with <text:span text:style-name="T6">&amp;lt;</text:span>, has tag name (img), no attributes, ends with /<text:span text:style-name="T6">&amp;gt;</text:span>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a href="foo.html" id="stuff" 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valid"</text:span>&gt;Valid&lt;/<text:span text:style-name="T1">td</text:span>&gt;</text:p>
      <text:p text:style-name="P1">&lt;<text:span text:style-name="T1">td</text:span>&gt;Starts with <text:span text:style-name="T6">&amp;lt;</text:span>, has tag name (a), has multiple attributes, ends with /<text:span text:style-name="T6">&amp;gt;</text:span>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Missing tag name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img src= /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Attribute missing value&lt;/<text:span text:style-name="T1">td</text:span>&gt;</text:p>
      <text:p text:style-name="P1">&lt;/<text:span text:style-name="T1">tr</text:span>&gt;</text:p>
      <text:p text:style-name="P1">&lt;<text:span text:style-name="T1">tr</text:span>&gt;</text:p>
      <text:p text:style-name="P1">&lt;<text:span text:style-name="T1">td</text:span>&gt;<text:span text:style-name="T6">&amp;lt;</text:span>img src="foo.jpg"<text:span text:style-name="T6">&amp;gt;</text:span>&lt;/<text:span text:style-name="T1">td</text:span>&gt;</text:p>
      <text:p text:style-name="P1">&lt;<text:span text:style-name="T1">td</text:span> <text:span text:style-name="T2">class</text:span>=<text:span text:style-name="T3">"invalid"</text:span>&gt;Invalid&lt;/<text:span text:style-name="T1">td</text:span>&gt;</text:p>
      <text:p text:style-name="P1">&lt;<text:span text:style-name="T1">td</text:span>&gt;Not a self-closing tag (missing the /)&lt;/<text:span text:style-name="T1">td</text:span>&gt;</text:p>
      <text:p text:style-name="P1">&lt;/<text:span text:style-name="T1">tr</text:span>&gt;</text:p>
      <text:p text:style-name="P1">&lt;/<text:span text:style-name="T1">table</text:span>&gt;</text:p>
      <text:p text:style-name="P1">&lt;<text:span text:style-name="T1">div</text:span> <text:span text:style-name="T2">class</text:span>=<text:span text:style-name="T3">"test-input"</text:span>&gt;</text:p>
      <text:p text:style-name="P1">&lt;<text:span text:style-name="T1">h2</text:span>&gt;Test Your Own HTML Tag:&lt;/<text:span text:style-name="T1">h2</text:span>&gt;</text:p>
      <text:p text:style-name="P1">&lt;<text:span text:style-name="T1">input</text:span> <text:span text:style-name="T2">type</text:span>=<text:span text:style-name="T3">"text"</text:span> <text:span text:style-name="T2">id</text:span>=<text:span text:style-name="T3">"tag-input"</text:span> <text:span text:style-name="T2">placeholder</text:span>=<text:span text:style-name="T3">"Enter an HTML tag..."</text:span>&gt;</text:p>
      <text:p text:style-name="P1">&lt;<text:span text:style-name="T1">button</text:span> <text:span text:style-name="T2">id</text:span>=<text:span text:style-name="T3">"test-button"</text:span>&gt;Test&lt;/<text:span text:style-name="T1">button</text:span>&gt;</text:p>
      <text:p text:style-name="P1">&lt;<text:span text:style-name="T1">div</text:span> <text:span text:style-name="T2">id</text:span>=<text:span text:style-name="T3">"result"</text:span>&gt;&lt;/<text:span text:style-name="T1">div</text:span>&gt;</text:p>
      <text:p text:style-name="P1">&lt;/<text:span text:style-name="T1">div</text:span>&gt;</text:p>
      <text:p text:style-name="P4"/>
      <text:p text:style-name="P1">&lt;<text:span text:style-name="T1">script</text:span>&gt;</text:p>
      <text:p text:style-name="P5">// The regular expression for self-closing HTML tags</text:p>
      <text:p text:style-name="P1"><text:soft-page-break/><text:span text:style-name="T4">const</text:span> selfClosingTagRegex <text:span text:style-name="T1">=</text:span><text:span text:style-name="T3"> /&lt;(</text:span><text:span text:style-name="T6">[a-zA-Z][a-zA-Z0-9]</text:span><text:span text:style-name="T1">*</text:span><text:span text:style-name="T3">)(</text:span><text:span text:style-name="T6">\s</text:span><text:span text:style-name="T1">+</text:span><text:span text:style-name="T6">[a-zA-Z][a-zA-Z0-9]</text:span><text:span text:style-name="T1">*</text:span><text:span text:style-name="T3">(?:=(?:"</text:span><text:span text:style-name="T6">[</text:span><text:span text:style-name="T1">^</text:span><text:span text:style-name="T6">"]</text:span><text:span text:style-name="T1">*</text:span><text:span text:style-name="T3">"</text:span><text:span text:style-name="T1">|</text:span><text:span text:style-name="T3">'</text:span><text:span text:style-name="T6">[</text:span><text:span text:style-name="T1">^</text:span><text:span text:style-name="T6">']</text:span><text:span text:style-name="T1">*</text:span><text:span text:style-name="T3">'</text:span><text:span text:style-name="T1">|</text:span><text:span text:style-name="T6">[</text:span><text:span text:style-name="T1">^</text:span><text:span text:style-name="T6">\s&gt;]</text:span><text:span text:style-name="T1">*</text:span><text:span text:style-name="T3">))</text:span><text:span text:style-name="T1">?</text:span><text:span text:style-name="T3">)</text:span><text:span text:style-name="T1">*</text:span><text:span text:style-name="T6">\s</text:span><text:span text:style-name="T1">*</text:span><text:span text:style-name="T6">\/</text:span><text:span text:style-name="T3">&gt;/</text:span>;</text:p>
      <text:p text:style-name="P5">// Function to validate a self-closing HTML tag</text:p>
      <text:p text:style-name="P1"><text:span text:style-name="T4">function</text:span> <text:span text:style-name="T2">validateSelfClosingTag</text:span>(<text:span text:style-name="T7">tag</text:span>) {</text:p>
      <text:p text:style-name="P1"><text:span text:style-name="T1">return</text:span> selfClosingTagRegex<text:span text:style-name="T1">.</text:span><text:span text:style-name="T2">test</text:span>(<text:span text:style-name="T7">tag</text:span>);</text:p>
      <text:p text:style-name="P1">}</text:p>
      <text:p text:style-name="P5">// Set up event listener for the test button</text:p>
      <text:p text:style-name="P1"><text:span text:style-name="T5">document</text:span><text:span text:style-name="T1">.</text:span><text:span text:style-name="T2">getElementById</text:span>(<text:span text:style-name="T3">'test-button'</text:span>)<text:span text:style-name="T1">.</text:span><text:span text:style-name="T2">addEventListener</text:span>(<text:span text:style-name="T3">'click'</text:span>, <text:span text:style-name="T4">function</text:span>() {</text:p>
      <text:p text:style-name="P1"><text:span text:style-name="T4">const</text:span> tag <text:span text:style-name="T1">=</text:span> <text:span text:style-name="T5">document</text:span><text:span text:style-name="T1">.</text:span><text:span text:style-name="T2">getElementById</text:span>(<text:span text:style-name="T3">'tag-input'</text:span>)<text:span text:style-name="T1">.</text:span>value;</text:p>
      <text:p text:style-name="P1"><text:span text:style-name="T4">const</text:span> result <text:span text:style-name="T1">=</text:span> <text:span text:style-name="T2">validateSelfClosingTag</text:span>(tag);</text:p>
      <text:p text:style-name="P1"><text:span text:style-name="T4">const</text:span> resultElement <text:span text:style-name="T1">=</text:span> <text:span text:style-name="T5">document</text:span><text:span text:style-name="T1">.</text:span><text:span text:style-name="T2">getElementById</text:span>(<text:span text:style-name="T3">'result'</text:span>);</text:p>
      <text:p text:style-name="P1"><text:span text:style-name="T1">if</text:span> (result) {</text:p>
      <text:p text:style-name="P1">resultElement<text:span text:style-name="T1">.</text:span>innerHTML <text:span text:style-name="T1">=</text:span><text:span text:style-name="T3"> `&lt;span class="valid"&gt;Valid self-closing HTML tag!&lt;/span&gt;`</text:span>;</text:p>
      <text:p text:style-name="P1">} <text:span text:style-name="T1">else</text:span> {</text:p>
      <text:p text:style-name="P1">resultElement<text:span text:style-name="T1">.</text:span>innerHTML <text:span text:style-name="T1">=</text:span><text:span text:style-name="T3"> `&lt;span class="invalid"&gt;Invalid self-closing HTML tag!&lt;/span&gt;`</text:span>;</text:p>
      <text:p text:style-name="P1">}</text:p>
      <text:p text:style-name="P1">});</text:p>
      <text:p text:style-name="P1">&lt;/<text:span text:style-name="T1">script</text:span>&gt;</text:p>
      <text:p text:style-name="P1">&lt;/<text:span text:style-name="T1">body</text:span>&gt;</text:p>
      <text:p text:style-name="P1">&lt;/<text:span text:style-name="T1">html</text:span>&gt;</text:p>
      <text:p text:style-name="P7"/>
      <text:p text:style-name="P9"/>
      <text:p text:style-name="P9"/>
      <text:p text:style-name="P11">// Regular expression to match a self-closing HTML tag</text:p>
      <text:p text:style-name="P5">// Requirements:</text:p>
      <text:p text:style-name="P5">// 1. Must start with "&lt;"</text:p>
      <text:p text:style-name="P5">// 2. Must have a tag name</text:p>
      <text:p text:style-name="P5">// 3. Can have 0, 1, or more properties</text:p>
      <text:p text:style-name="P5">// 4. Must end with "/&gt;"</text:p>
      <text:p text:style-name="P5">// 5. Don't need to worry about whitespace inside the tag</text:p>
      <text:p text:style-name="P4"/>
      <text:p text:style-name="P5">// The regular expression</text:p>
      <text:p text:style-name="P1"><text:span text:style-name="T4">const</text:span> selfClosingTagRegex <text:span text:style-name="T1">=</text:span><text:span text:style-name="T3"> /&lt;(</text:span><text:span text:style-name="T6">[a-zA-Z][a-zA-Z0-9]</text:span><text:span text:style-name="T1">*</text:span><text:span text:style-name="T3">)(</text:span><text:span text:style-name="T6">\s</text:span><text:span text:style-name="T1">+</text:span><text:span text:style-name="T6">[a-zA-Z][a-zA-Z0-9]</text:span><text:span text:style-name="T1">*</text:span><text:span text:style-name="T3">(?:=(?:"</text:span><text:span text:style-name="T6">[</text:span><text:span text:style-name="T1">^</text:span><text:span text:style-name="T6">"]</text:span><text:span text:style-name="T1">*</text:span><text:span text:style-name="T3">"</text:span><text:span text:style-name="T1">|</text:span><text:span text:style-name="T3">'</text:span><text:span text:style-name="T6">[</text:span><text:span text:style-name="T1">^</text:span><text:span text:style-name="T6">']</text:span><text:span text:style-name="T1">*</text:span><text:span text:style-name="T3">'</text:span><text:span text:style-name="T1">|</text:span><text:span text:style-name="T6">[</text:span><text:span text:style-name="T1">^</text:span><text:span text:style-name="T6">\s&gt;]</text:span><text:span text:style-name="T1">*</text:span><text:span text:style-name="T3">))</text:span><text:span text:style-name="T1">?</text:span><text:span text:style-name="T3">)</text:span><text:span text:style-name="T1">*</text:span><text:span text:style-name="T6">\s</text:span><text:span text:style-name="T1">*</text:span><text:span text:style-name="T6">\/</text:span><text:span text:style-name="T3">&gt;/</text:span>;</text:p>
      <text:p text:style-name="P4"/>
      <text:p text:style-name="P5">// Test function to validate self-closing HTML tags</text:p>
      <text:p text:style-name="P1"><text:span text:style-name="T4">function</text:span> <text:span text:style-name="T2">validateSelfClosingTag</text:span>(<text:span text:style-name="T7">tag</text:span>) {</text:p>
      <text:p text:style-name="P1"><text:span text:style-name="T1">return</text:span> selfClosingTagRegex<text:span text:style-name="T1">.</text:span><text:span text:style-name="T2">test</text:span>(<text:span text:style-name="T7">tag</text:span>);</text:p>
      <text:p text:style-name="P1">}</text:p>
      <text:p text:style-name="P4"/>
      <text:p text:style-name="P5">// Test cases</text:p>
      <text:p text:style-name="P1"><text:span text:style-name="T4">const</text:span> testCases <text:span text:style-name="T1">=</text:span> [</text:p>
      <text:p text:style-name="P1">{ <text:span text:style-name="T3">tag</text:span>: <text:span text:style-name="T3">'&lt;img src="foo.jpg" /&gt;'</text:span>, <text:span text:style-name="T3">expected</text:span>: <text:span text:style-name="T6">true</text:span> },</text:p>
      <text:p text:style-name="P1">{ <text:span text:style-name="T3">tag</text:span>: <text:span text:style-name="T3">'&lt;img /&gt;'</text:span>, <text:span text:style-name="T3">expected</text:span>: <text:span text:style-name="T6">true</text:span> },</text:p>
      <text:p text:style-name="P1">{ <text:span text:style-name="T3">tag</text:span>: <text:span text:style-name="T3">'&lt;a href="foo.html" id="stuff" /&gt;'</text:span>, <text:span text:style-name="T3">expected</text:span>: <text:span text:style-name="T6">true</text:span> },</text:p>
      <text:p text:style-name="P1">{ <text:span text:style-name="T3">tag</text:span>: <text:span text:style-name="T3">'&lt;/&gt;'</text:span>, <text:span text:style-name="T3">expected</text:span>: <text:span text:style-name="T6">false</text:span> },</text:p>
      <text:p text:style-name="P1">{ <text:span text:style-name="T3">tag</text:span>: <text:span text:style-name="T3">'&lt;img src= /&gt;'</text:span>, <text:span text:style-name="T3">expected</text:span>: <text:span text:style-name="T6">false</text:span> },</text:p>
      <text:p text:style-name="P1"><text:soft-page-break/>{ <text:span text:style-name="T3">tag</text:span>: <text:span text:style-name="T3">'&lt;1img /&gt;'</text:span>, <text:span text:style-name="T3">expected</text:span>: <text:span text:style-name="T6">false</text:span> }, <text:span text:style-name="T8">// Invalid tag name starting with number</text:span></text:p>
      <text:p text:style-name="P1">{ <text:span text:style-name="T3">tag</text:span>: <text:span text:style-name="T3">'&lt;img src="foo.jpg"&gt;'</text:span>, <text:span text:style-name="T3">expected</text:span>: <text:span text:style-name="T6">false</text:span> }, <text:span text:style-name="T8">// Not self-closing</text:span></text:p>
      <text:p text:style-name="P1">{ <text:span text:style-name="T3">tag</text:span>: <text:span text:style-name="T3">'&lt;img src="foo.jpg'</text:span>, <text:span text:style-name="T3">expected</text:span>: <text:span text:style-name="T6">false</text:span> }, <text:span text:style-name="T8">// Missing closing /&gt;</text:span></text:p>
      <text:p text:style-name="P1">{ <text:span text:style-name="T3">tag</text:span>: <text:span text:style-name="T3">'img src="foo.jpg" /&gt;'</text:span>, <text:span text:style-name="T3">expected</text:span>: <text:span text:style-name="T6">false</text:span> }, <text:span text:style-name="T8">// Missing opening &lt;</text:span></text:p>
      <text:p text:style-name="P1">{ <text:span text:style-name="T3">tag</text:span>: <text:span text:style-name="T3">'&lt;img src="foo.jpg" / &gt;'</text:span>, <text:span text:style-name="T3">expected</text:span>: <text:span text:style-name="T6">false</text:span> } <text:span text:style-name="T8">// Space between / and &gt;</text:span></text:p>
      <text:p text:style-name="P1">];</text:p>
      <text:p text:style-name="P4"/>
      <text:p text:style-name="P5">// Run tests and print results</text:p>
      <text:p text:style-name="P1"><text:span text:style-name="T5">console</text:span><text:span text:style-name="T1">.</text:span><text:span text:style-name="T2">log</text:span>(<text:span text:style-name="T3">"Self-Closing HTML Tag Validation Tests:"</text:span>);</text:p>
      <text:p text:style-name="P1">testCases<text:span text:style-name="T1">.</text:span><text:span text:style-name="T2">forEach</text:span>(<text:span text:style-name="T7">test</text:span> <text:span text:style-name="T4">=&gt;</text:span> {</text:p>
      <text:p text:style-name="P1"><text:span text:style-name="T4">const</text:span> result <text:span text:style-name="T1">=</text:span> <text:span text:style-name="T2">validateSelfClosingTag</text:span>(<text:span text:style-name="T7">test</text:span><text:span text:style-name="T1">.</text:span>tag);</text:p>
      <text:p text:style-name="P1"><text:span text:style-name="T4">const</text:span> status <text:span text:style-name="T1">=</text:span> result <text:span text:style-name="T1">===</text:span> <text:span text:style-name="T7">test</text:span><text:span text:style-name="T1">.</text:span>expected <text:span text:style-name="T1">?</text:span> <text:span text:style-name="T3">'PASS'</text:span> <text:span text:style-name="T1">:</text:span> <text:span text:style-name="T3">'FAIL'</text:span>;</text:p>
      <text:p text:style-name="P1"><text:span text:style-name="T5">console</text:span><text:span text:style-name="T1">.</text:span><text:span text:style-name="T2">log</text:span>(<text:span text:style-name="T3">`${status}: "${</text:span><text:span text:style-name="T7">test</text:span><text:span text:style-name="T1">.</text:span><text:span text:style-name="T3">tag}" - Expected: ${</text:span><text:span text:style-name="T7">test</text:span><text:span text:style-name="T1">.</text:span><text:span text:style-name="T3">expected}, Got: ${result}`</text:span>);</text:p>
      <text:p text:style-name="P1">});</text:p>
      <text:p text:style-name="P4"/>
      <text:p text:style-name="P5">// Explanation of the regex parts:</text:p>
      <text:p text:style-name="P5">// &lt; - Matches opening angle bracket</text:p>
      <text:p text:style-name="P5">// ([a-zA-Z][a-zA-Z0-9]*) - Captures tag name (must start with letter, can include letters and numbers)</text:p>
      <text:p text:style-name="P5">// ( )* - Group for attributes (0 or more)</text:p>
      <text:p text:style-name="P5">// \s+ - At least one whitespace character</text:p>
      <text:p text:style-name="P5">// [a-zA-Z][a-zA-Z0-9]* - Attribute name (must start with letter)</text:p>
      <text:p text:style-name="P5">// (?: )? - Optional attribute value</text:p>
      <text:p text:style-name="P5">// = - Equals sign</text:p>
      <text:p text:style-name="P5">// (?: ) - Value options (one of the following)</text:p>
      <text:p text:style-name="P5">// "[^"]*" - Double-quoted value</text:p>
      <text:p text:style-name="P5">// |'[^']*' - Single-quoted value</text:p>
      <text:p text:style-name="P5">// |[^\s&gt;]* - Unquoted value (no whitespace or &gt;)</text:p>
      <text:p text:style-name="P5">// \s* - Optional whitespace before closing</text:p>
      <text:p text:style-name="P5">// \/&gt; - Self-closing tag end (/ followed by &gt;)</text:p>
      <text:p text:style-name="P7"/>
      <text:p text:style-name="P9"/>
      <text:p text:style-name="P8">QUESTION 3</text:p>
      <text:p text:style-name="P9"/>
      <text:p text:style-name="P10">&lt;!<text:span text:style-name="T1">DOCTYPE</text:span> <text:span text:style-name="T2">html</text:span>&gt;</text:p>
      <text:p text:style-name="P1">&lt;<text:span text:style-name="T1">html</text:span> <text:span text:style-name="T2">lang</text:span>=<text:span text:style-name="T3">"en"</text:span>&gt;</text:p>
      <text:p text:style-name="P1">&lt;<text:span text:style-name="T1">head</text:span>&gt;</text:p>
      <text:p text:style-name="P1">&lt;<text:span text:style-name="T1">meta</text:span> <text:span text:style-name="T2">charset</text:span>=<text:span text:style-name="T3">"UTF-8"</text:span>&gt;</text:p>
      <text:p text:style-name="P1">&lt;<text:span text:style-name="T1">meta</text:span> <text:span text:style-name="T2">name</text:span>=<text:span text:style-name="T3">"viewport"</text:span> <text:span text:style-name="T2">content</text:span>=<text:span text:style-name="T3">"width=device-width, initial-scale=1.0"</text:span>&gt;</text:p>
      <text:p text:style-name="P1">&lt;<text:span text:style-name="T1">title</text:span>&gt;To-Do List&lt;/<text:span text:style-name="T1">title</text:span>&gt;</text:p>
      <text:p text:style-name="P1">&lt;<text:span text:style-name="T1">script</text:span> <text:span text:style-name="T2">src</text:span>=<text:span text:style-name="T3">"todo-list.js"</text:span> <text:span text:style-name="T2">type</text:span>=<text:span text:style-name="T3">"text/javascript"</text:span>&gt;&lt;/<text:span text:style-name="T1">script</text:span>&gt;</text:p>
      <text:p text:style-name="P1">&lt;<text:span text:style-name="T1">style</text:span>&gt;</text:p>
      <text:p text:style-name="P1"><text:span text:style-name="T1">body</text:span> {</text:p>
      <text:p text:style-name="P1"><text:span text:style-name="T4">font-family</text:span>: <text:span text:style-name="T5">Arial</text:span>, <text:span text:style-name="T5">sans-serif</text:span>;</text:p>
      <text:p text:style-name="P1"><text:span text:style-name="T4">max-width</text:span>: <text:span text:style-name="T6">600</text:span><text:span text:style-name="T1">px</text:span>;</text:p>
      <text:p text:style-name="P1"><text:span text:style-name="T4">margin</text:span>: <text:span text:style-name="T6">0</text:span> <text:span text:style-name="T5">auto</text:span>;</text:p>
      <text:p text:style-name="P1"><text:span text:style-name="T4">padding</text:span>: <text:span text:style-name="T6">20</text:span><text:span text:style-name="T1">px</text:span>;</text:p>
      <text:p text:style-name="P1">}</text:p>
      <text:p text:style-name="P1"><text:span text:style-name="T1">h1</text:span> {</text:p>
      <text:p text:style-name="P1"><text:span text:style-name="T4">color</text:span>: <text:span text:style-name="T6">#333</text:span>;</text:p>
      <text:p text:style-name="P1">}</text:p>
      <text:p text:style-name="P1"><text:span text:style-name="T1">ul</text:span> {</text:p>
      <text:p text:style-name="P1"><text:span text:style-name="T4">list-style-type</text:span>: <text:span text:style-name="T5">disc</text:span>;</text:p>
      <text:p text:style-name="P1"><text:span text:style-name="T4">padding-left</text:span>: <text:span text:style-name="T6">40</text:span><text:span text:style-name="T1">px</text:span>;</text:p>
      <text:p text:style-name="P1">}</text:p>
      <text:p text:style-name="P1"><text:span text:style-name="T1">li</text:span> {</text:p>
      <text:p text:style-name="P1"><text:span text:style-name="T4">padding</text:span>: <text:span text:style-name="T6">10</text:span><text:span text:style-name="T1">px</text:span>;</text:p>
      <text:p text:style-name="P1"><text:span text:style-name="T4">margin</text:span>: <text:span text:style-name="T6">5</text:span><text:span text:style-name="T1">px</text:span> <text:span text:style-name="T6">0</text:span>;</text:p>
      <text:p text:style-name="P1"><text:span text:style-name="T4">border</text:span>: <text:span text:style-name="T6">1</text:span><text:span text:style-name="T1">px</text:span> <text:span text:style-name="T5">solid</text:span> <text:span text:style-name="T6">#ddd</text:span>;</text:p>
      <text:p text:style-name="P1"><text:span text:style-name="T4">position</text:span>: <text:span text:style-name="T5">relative</text:span>;</text:p>
      <text:p text:style-name="P1">}</text:p>
      <text:p text:style-name="P1"><text:span text:style-name="T1">input</text:span>[<text:span text:style-name="T2">type</text:span><text:span text:style-name="T1">=</text:span><text:span text:style-name="T3">"text"</text:span>] {</text:p>
      <text:p text:style-name="P1"><text:span text:style-name="T4">padding</text:span>: <text:span text:style-name="T6">8</text:span><text:span text:style-name="T1">px</text:span>;</text:p>
      <text:p text:style-name="P1"><text:span text:style-name="T4">width</text:span>: <text:span text:style-name="T6">70</text:span><text:span text:style-name="T1">%</text:span>;</text:p>
      <text:p text:style-name="P1"><text:span text:style-name="T4">margin-right</text:span>: <text:span text:style-name="T6">10</text:span><text:span text:style-name="T1">px</text:span>;</text:p>
      <text:p text:style-name="P1">}</text:p>
      <text:p text:style-name="P1"><text:span text:style-name="T1">button</text:span> {</text:p>
      <text:p text:style-name="P1"><text:span text:style-name="T4">padding</text:span>: <text:span text:style-name="T6">8</text:span><text:span text:style-name="T1">px</text:span> <text:span text:style-name="T6">15</text:span><text:span text:style-name="T1">px</text:span>;</text:p>
      <text:p text:style-name="P1"><text:span text:style-name="T4">background-color</text:span>: <text:span text:style-name="T6">#4CAF50</text:span>;</text:p>
      <text:p text:style-name="P1"><text:span text:style-name="T4">color</text:span>: <text:span text:style-name="T5">white</text:span>;</text:p>
      <text:p text:style-name="P1"><text:span text:style-name="T4">border</text:span>: <text:span text:style-name="T5">none</text:span>;</text:p>
      <text:p text:style-name="P1"><text:span text:style-name="T4">cursor</text:span>: <text:span text:style-name="T5">pointer</text:span>;</text:p>
      <text:p text:style-name="P1"><text:span text:style-name="T4">margin-right</text:span>: <text:span text:style-name="T6">5</text:span><text:span text:style-name="T1">px</text:span>;</text:p>
      <text:p text:style-name="P1">}</text:p>
      <text:p text:style-name="P1"><text:span text:style-name="T1">button</text:span><text:span text:style-name="T2">:hover</text:span> {</text:p>
      <text:p text:style-name="P1"><text:span text:style-name="T4">background-color</text:span>: <text:span text:style-name="T6">#45a049</text:span>;</text:p>
      <text:p text:style-name="P1">}</text:p>
      <text:p text:style-name="P1"><text:span text:style-name="T2">#remove</text:span> {</text:p>
      <text:p text:style-name="P1"><text:span text:style-name="T4">background-color</text:span>: <text:span text:style-name="T6">#f44336</text:span>;</text:p>
      <text:p text:style-name="P1"><text:soft-page-break/>}</text:p>
      <text:p text:style-name="P1"><text:span text:style-name="T2">#remove:hover</text:span> {</text:p>
      <text:p text:style-name="P1"><text:span text:style-name="T4">background-color</text:span>: <text:span text:style-name="T6">#d32f2f</text:span>;</text:p>
      <text:p text:style-name="P1">}</text:p>
      <text:p text:style-name="P1">&lt;/<text:span text:style-name="T1">style</text:span>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h1</text:span>&gt;My super nifty to-do list&lt;/<text:span text:style-name="T1">h1</text:span>&gt;</text:p>
      <text:p text:style-name="P1">&lt;<text:span text:style-name="T1">ul</text:span> <text:span text:style-name="T2">id</text:span>=<text:span text:style-name="T3">"list"</text:span>&gt;&lt;/<text:span text:style-name="T1">ul</text:span>&gt;</text:p>
      <text:p text:style-name="P1">&lt;<text:span text:style-name="T1">div</text:span>&gt;</text:p>
      <text:p text:style-name="P1">&lt;<text:span text:style-name="T1">input</text:span> <text:span text:style-name="T2">type</text:span>=<text:span text:style-name="T3">"text"</text:span> <text:span text:style-name="T2">id</text:span>=<text:span text:style-name="T3">"item"</text:span> /&gt;</text:p>
      <text:p text:style-name="P1">&lt;<text:span text:style-name="T1">button</text:span> <text:span text:style-name="T2">id</text:span>=<text:span text:style-name="T3">"add"</text:span>&gt;add&lt;/<text:span text:style-name="T1">button</text:span>&gt;</text:p>
      <text:p text:style-name="P1">&lt;<text:span text:style-name="T1">button</text:span> <text:span text:style-name="T2">id</text:span>=<text:span text:style-name="T3">"remove"</text:span>&gt;remove&lt;/<text:span text:style-name="T1">button</text:span>&gt;</text:p>
      <text:p text:style-name="P1">&lt;/<text:span text:style-name="T1">div</text:span>&gt;</text:p>
      <text:p text:style-name="P1">&lt;/<text:span text:style-name="T1">body</text:span>&gt;</text:p>
      <text:p text:style-name="P1">&lt;/<text:span text:style-name="T1">html</text:span>&gt;</text:p>
      <text:p text:style-name="P7"/>
      <text:p text:style-name="P9"/>
      <text:p text:style-name="P9"/>
      <text:p text:style-name="P11">// JavaScript code for to-do list functionality</text:p>
      <text:p text:style-name="P4"/>
      <text:p text:style-name="P5">// Wait for the document to be fully loaded</text:p>
      <text:p text:style-name="P1"><text:span text:style-name="T5">document</text:span><text:span text:style-name="T1">.</text:span><text:span text:style-name="T2">addEventListener</text:span>(<text:span text:style-name="T3">'DOMContentLoaded'</text:span>, <text:span text:style-name="T4">function</text:span>() {</text:p>
      <text:p text:style-name="P5">// Get references to all required elements</text:p>
      <text:p text:style-name="P1"><text:span text:style-name="T4">const</text:span> listElement <text:span text:style-name="T1">=</text:span> <text:span text:style-name="T5">document</text:span><text:span text:style-name="T1">.</text:span><text:span text:style-name="T2">getElementById</text:span>(<text:span text:style-name="T3">'list'</text:span>);</text:p>
      <text:p text:style-name="P1"><text:span text:style-name="T4">const</text:span> itemInput <text:span text:style-name="T1">=</text:span> <text:span text:style-name="T5">document</text:span><text:span text:style-name="T1">.</text:span><text:span text:style-name="T2">getElementById</text:span>(<text:span text:style-name="T3">'item'</text:span>);</text:p>
      <text:p text:style-name="P1"><text:span text:style-name="T4">const</text:span> addButton <text:span text:style-name="T1">=</text:span> <text:span text:style-name="T5">document</text:span><text:span text:style-name="T1">.</text:span><text:span text:style-name="T2">getElementById</text:span>(<text:span text:style-name="T3">'add'</text:span>);</text:p>
      <text:p text:style-name="P1"><text:span text:style-name="T4">const</text:span> removeButton <text:span text:style-name="T1">=</text:span> <text:span text:style-name="T5">document</text:span><text:span text:style-name="T1">.</text:span><text:span text:style-name="T2">getElementById</text:span>(<text:span text:style-name="T3">'remove'</text:span>);</text:p>
      <text:p text:style-name="P5">// Add button event listener</text:p>
      <text:p text:style-name="P1">addButton<text:span text:style-name="T1">.</text:span><text:span text:style-name="T2">addEventListener</text:span>(<text:span text:style-name="T3">'click'</text:span>, <text:span text:style-name="T4">function</text:span>() {</text:p>
      <text:p text:style-name="P1"><text:span text:style-name="T4">const</text:span> itemText <text:span text:style-name="T1">=</text:span> itemInput<text:span text:style-name="T1">.</text:span>value<text:span text:style-name="T1">.</text:span><text:span text:style-name="T2">trim</text:span>();</text:p>
      <text:p text:style-name="P5">// Only add if the input is not empty</text:p>
      <text:p text:style-name="P1"><text:span text:style-name="T1">if</text:span> (itemText <text:span text:style-name="T1">!==</text:span> <text:span text:style-name="T3">''</text:span>) {</text:p>
      <text:p text:style-name="P5">// Create a new list item</text:p>
      <text:p text:style-name="P1"><text:span text:style-name="T4">const</text:span> newItem <text:span text:style-name="T1">=</text:span> <text:span text:style-name="T5">document</text:span><text:span text:style-name="T1">.</text:span><text:span text:style-name="T2">createElement</text:span>(<text:span text:style-name="T3">'li'</text:span>);</text:p>
      <text:p text:style-name="P1">newItem<text:span text:style-name="T1">.</text:span>textContent <text:span text:style-name="T1">=</text:span> itemText;</text:p>
      <text:p text:style-name="P5">// Set background color based on alternating pattern</text:p>
      <text:p text:style-name="P5">// Count current items to determine if this should be white or yellow</text:p>
      <text:p text:style-name="P1"><text:span text:style-name="T4">const</text:span> currentItems <text:span text:style-name="T1">=</text:span> listElement<text:span text:style-name="T1">.</text:span><text:span text:style-name="T2">getElementsByTagName</text:span>(<text:span text:style-name="T3">'li'</text:span>);</text:p>
      <text:p text:style-name="P1"><text:span text:style-name="T1">if</text:span> (currentItems<text:span text:style-name="T1">.</text:span><text:span text:style-name="T5">length</text:span> <text:span text:style-name="T1">%</text:span> <text:span text:style-name="T6">2</text:span> <text:span text:style-name="T1">===</text:span> <text:span text:style-name="T6">0</text:span>) {</text:p>
      <text:p text:style-name="P5">// Even number of current items, so new one is white (first item)</text:p>
      <text:p text:style-name="P1">newItem<text:span text:style-name="T1">.</text:span>style<text:span text:style-name="T1">.</text:span>backgroundColor <text:span text:style-name="T1">=</text:span> <text:span text:style-name="T3">'white'</text:span>;</text:p>
      <text:p text:style-name="P1">} <text:span text:style-name="T1">else</text:span> {</text:p>
      <text:p text:style-name="P5">// Odd number of current items, so new one is yellow (second item)</text:p>
      <text:p text:style-name="P1">newItem<text:span text:style-name="T1">.</text:span>style<text:span text:style-name="T1">.</text:span>backgroundColor <text:span text:style-name="T1">=</text:span> <text:span text:style-name="T3">'yellow'</text:span>;</text:p>
      <text:p text:style-name="P1">}</text:p>
      <text:p text:style-name="P5">// Add to the list</text:p>
      <text:p text:style-name="P1"><text:soft-page-break/>listElement<text:span text:style-name="T1">.</text:span><text:span text:style-name="T2">appendChild</text:span>(newItem);</text:p>
      <text:p text:style-name="P5">// Clear the input field</text:p>
      <text:p text:style-name="P1">itemInput<text:span text:style-name="T1">.</text:span>value <text:span text:style-name="T1">=</text:span> <text:span text:style-name="T3">''</text:span>;</text:p>
      <text:p text:style-name="P1">}</text:p>
      <text:p text:style-name="P1">});</text:p>
      <text:p text:style-name="P5">// Remove button event listener</text:p>
      <text:p text:style-name="P1">removeButton<text:span text:style-name="T1">.</text:span><text:span text:style-name="T2">addEventListener</text:span>(<text:span text:style-name="T3">'click'</text:span>, <text:span text:style-name="T4">function</text:span>() {</text:p>
      <text:p text:style-name="P1"><text:span text:style-name="T4">const</text:span> itemText <text:span text:style-name="T1">=</text:span> itemInput<text:span text:style-name="T1">.</text:span>value<text:span text:style-name="T1">.</text:span><text:span text:style-name="T2">trim</text:span>()<text:span text:style-name="T1">.</text:span><text:span text:style-name="T2">toLowerCase</text:span>();</text:p>
      <text:p text:style-name="P5">// Only proceed if the input is not empty</text:p>
      <text:p text:style-name="P1"><text:span text:style-name="T1">if</text:span> (itemText <text:span text:style-name="T1">!==</text:span> <text:span text:style-name="T3">''</text:span>) {</text:p>
      <text:p text:style-name="P5">// Get all list items</text:p>
      <text:p text:style-name="P1"><text:span text:style-name="T4">const</text:span> items <text:span text:style-name="T1">=</text:span> listElement<text:span text:style-name="T1">.</text:span><text:span text:style-name="T2">getElementsByTagName</text:span>(<text:span text:style-name="T3">'li'</text:span>);</text:p>
      <text:p text:style-name="P5">// Find the first occurrence of the item (case insensitive)</text:p>
      <text:p text:style-name="P1"><text:span text:style-name="T4">let</text:span> foundIndex <text:span text:style-name="T1">=</text:span> <text:span text:style-name="T6">-1</text:span>;</text:p>
      <text:p text:style-name="P1"><text:span text:style-name="T1">for</text:span> (<text:span text:style-name="T4">let</text:span> i <text:span text:style-name="T1">=</text:span> <text:span text:style-name="T6">0</text:span>; i <text:span text:style-name="T1">&lt;</text:span> items<text:span text:style-name="T1">.</text:span><text:span text:style-name="T5">length</text:span>; i<text:span text:style-name="T1">++</text:span>) {</text:p>
      <text:p text:style-name="P1"><text:span text:style-name="T1">if</text:span> (items[i]<text:span text:style-name="T1">.</text:span>textContent<text:span text:style-name="T1">.</text:span><text:span text:style-name="T2">toLowerCase</text:span>() <text:span text:style-name="T1">===</text:span> itemText) {</text:p>
      <text:p text:style-name="P1">foundIndex <text:span text:style-name="T1">=</text:span> i;</text:p>
      <text:p text:style-name="P1"><text:span text:style-name="T1">break</text:span>;</text:p>
      <text:p text:style-name="P1">}</text:p>
      <text:p text:style-name="P1">}</text:p>
      <text:p text:style-name="P5">// If found, remove it</text:p>
      <text:p text:style-name="P1"><text:span text:style-name="T1">if</text:span> (foundIndex <text:span text:style-name="T1">!==</text:span> <text:span text:style-name="T6">-1</text:span>) {</text:p>
      <text:p text:style-name="P1">listElement<text:span text:style-name="T1">.</text:span><text:span text:style-name="T2">removeChild</text:span>(items[foundIndex]);</text:p>
      <text:p text:style-name="P5">// Update background colors to maintain alternating pattern</text:p>
      <text:p text:style-name="P1"><text:span text:style-name="T2">updateBackgroundColors</text:span>();</text:p>
      <text:p text:style-name="P1">}</text:p>
      <text:p text:style-name="P5">// Clear the input field</text:p>
      <text:p text:style-name="P1">itemInput<text:span text:style-name="T1">.</text:span>value <text:span text:style-name="T1">=</text:span> <text:span text:style-name="T3">''</text:span>;</text:p>
      <text:p text:style-name="P1">}</text:p>
      <text:p text:style-name="P1">});</text:p>
      <text:p text:style-name="P5">// Function to update background colors after removing an item</text:p>
      <text:p text:style-name="P1"><text:span text:style-name="T4">function</text:span> <text:span text:style-name="T2">updateBackgroundColors</text:span>() {</text:p>
      <text:p text:style-name="P1"><text:span text:style-name="T4">const</text:span> items <text:span text:style-name="T1">=</text:span> listElement<text:span text:style-name="T1">.</text:span><text:span text:style-name="T2">getElementsByTagName</text:span>(<text:span text:style-name="T3">'li'</text:span>);</text:p>
      <text:p text:style-name="P5">// Reset all background colors according to alternating pattern</text:p>
      <text:p text:style-name="P1"><text:span text:style-name="T1">for</text:span> (<text:span text:style-name="T4">let</text:span> i <text:span text:style-name="T1">=</text:span> <text:span text:style-name="T6">0</text:span>; i <text:span text:style-name="T1">&lt;</text:span> items<text:span text:style-name="T1">.</text:span><text:span text:style-name="T5">length</text:span>; i<text:span text:style-name="T1">++</text:span>) {</text:p>
      <text:p text:style-name="P1"><text:span text:style-name="T1">if</text:span> (i <text:span text:style-name="T1">%</text:span> <text:span text:style-name="T6">2</text:span> <text:span text:style-name="T1">===</text:span> <text:span text:style-name="T6">0</text:span>) {</text:p>
      <text:p text:style-name="P5">// Even index (0, 2, 4...) - white background</text:p>
      <text:p text:style-name="P1">items[i]<text:span text:style-name="T1">.</text:span>style<text:span text:style-name="T1">.</text:span>backgroundColor <text:span text:style-name="T1">=</text:span> <text:span text:style-name="T3">'white'</text:span>;</text:p>
      <text:p text:style-name="P1">} <text:span text:style-name="T1">else</text:span> {</text:p>
      <text:p text:style-name="P5">// Odd index (1, 3, 5...) - yellow background</text:p>
      <text:p text:style-name="P1">items[i]<text:span text:style-name="T1">.</text:span>style<text:span text:style-name="T1">.</text:span>backgroundColor <text:span text:style-name="T1">=</text:span> <text:span text:style-name="T3">'yellow'</text:span>;</text:p>
      <text:p text:style-name="P1">}</text:p>
      <text:p text:style-name="P1">}</text:p>
      <text:p text:style-name="P1">}</text:p>
      <text:p text:style-name="P1">});</text:p>
      <text:p text:style-name="P7"/>
      <text:p text:style-name="P9"/>
      <text:p text:style-name="P9"><text:soft-page-break/>QUESTION 4</text:p>
      <text:p text:style-name="P9"/>
      <text:p text:style-name="P10">&lt;<text:span text:style-name="T1">html</text:span> <text:span text:style-name="T2">lang</text:span>=<text:span text:style-name="T3">"en"</text:span>&gt;</text:p>
      <text:p text:style-name="P1">&lt;<text:span text:style-name="T1">head</text:span>&gt;</text:p>
      <text:p text:style-name="P1">&lt;<text:span text:style-name="T1">script</text:span> <text:span text:style-name="T2">src</text:span>=<text:span text:style-name="T3">"sesame-street.js"</text:span> <text:span text:style-name="T2">type</text:span>=<text:span text:style-name="T3">"text/javascript"</text:span>&gt;&lt;/<text:span text:style-name="T1">script</text:span>&gt;</text:p>
      <text:p text:style-name="P1">&lt;<text:span text:style-name="T1">script</text:span> <text:span text:style-name="T2">src</text:span>=<text:span text:style-name="T3">"fetch-pie.js"</text:span> <text:span text:style-name="T2">type</text:span>=<text:span text:style-name="T3">"text/javascript"</text:span>&gt;&lt;/<text:span text:style-name="T1">script</text:span>&gt;</text:p>
      <text:p text:style-name="P1">&lt;/<text:span text:style-name="T1">head</text:span>&gt;</text:p>
      <text:p text:style-name="P1">&lt;<text:span text:style-name="T1">body</text:span>&gt;</text:p>
      <text:p text:style-name="P1">&lt;<text:span text:style-name="T1">h1</text:span>&gt;Whitaker's Desserts&lt;/<text:span text:style-name="T1">h1</text:span>&gt;</text:p>
      <text:p text:style-name="P1">&lt;<text:span text:style-name="T1">h2</text:span> <text:span text:style-name="T2">id</text:span>=<text:span text:style-name="T3">"cookie-header"</text:span>&gt;Whitaker's Cookie Jar:&lt;/<text:span text:style-name="T1">h2</text:span>&gt;</text:p>
      <text:p text:style-name="P1">&lt;<text:span text:style-name="T1">ul</text:span> <text:span text:style-name="T2">id</text:span>=<text:span text:style-name="T3">"cookie-jar"</text:span>&gt;</text:p>
      <text:p text:style-name="P1">&lt;<text:span text:style-name="T1">li</text:span> <text:span text:style-name="T2">class</text:span>=<text:span text:style-name="T3">"cookie"</text:span>&gt;Chocolate Chip&lt;/<text:span text:style-name="T1">li</text:span>&gt;</text:p>
      <text:p text:style-name="P1">&lt;<text:span text:style-name="T1">li</text:span> <text:span text:style-name="T2">class</text:span>=<text:span text:style-name="T3">"cookie"</text:span>&gt;Oatmeal raisin&lt;/<text:span text:style-name="T1">li</text:span>&gt;</text:p>
      <text:p text:style-name="P1">&lt;<text:span text:style-name="T1">li</text:span> <text:span text:style-name="T2">class</text:span>=<text:span text:style-name="T3">"cookie"</text:span>&gt;Macaroon&lt;/<text:span text:style-name="T1">li</text:span>&gt;</text:p>
      <text:p text:style-name="P1">&lt;/<text:span text:style-name="T1">ul</text:span>&gt;</text:p>
      <text:p text:style-name="P1">&lt;<text:span text:style-name="T1">p</text:span> <text:span text:style-name="T2">id</text:span>=<text:span text:style-name="T3">"cookie-count"</text:span>&gt;&lt;/<text:span text:style-name="T1">p</text:span>&gt;</text:p>
      <text:p text:style-name="P1">&lt;<text:span text:style-name="T1">h2</text:span>&gt;Whitaker's Pie Cupboard:&lt;/<text:span text:style-name="T1">h2</text:span>&gt;</text:p>
      <text:p text:style-name="P1">&lt;<text:span text:style-name="T1">ul</text:span> <text:span text:style-name="T2">id</text:span>=<text:span text:style-name="T3">"pie-cupboard"</text:span>&gt;</text:p>
      <text:p text:style-name="P1">&lt;/<text:span text:style-name="T1">ul</text:span>&gt;</text:p>
      <text:p text:style-name="P1">&lt;<text:span text:style-name="T1">button</text:span> <text:span text:style-name="T2">id</text:span>=<text:span text:style-name="T3">"moar-pie"</text:span>&gt;Moar Pie!&lt;/<text:span text:style-name="T1">button</text:span>&gt;</text:p>
      <text:p text:style-name="P1">&lt;/<text:span text:style-name="T1">body</text:span>&gt;</text:p>
      <text:p text:style-name="P1">&lt;/<text:span text:style-name="T1">html</text:span>&gt;</text:p>
      <text:p text:style-name="P9"/>
      <text:p text:style-name="P9"/>
      <text:p text:style-name="P9"/>
      <text:p text:style-name="P11">// sesame-street.js - Implementation for cookie-related functionality</text:p>
      <text:p text:style-name="P4"/>
      <text:p text:style-name="P5">// Wait for the document to be fully loaded</text:p>
      <text:p text:style-name="P1"><text:span text:style-name="T5">document</text:span><text:span text:style-name="T1">.</text:span><text:span text:style-name="T2">addEventListener</text:span>(<text:span text:style-name="T3">'DOMContentLoaded'</text:span>, <text:span text:style-name="T4">function</text:span>() {</text:p>
      <text:p text:style-name="P5">// Big Bird Yellow: Apply styling to the cookie header when page loads</text:p>
      <text:p text:style-name="P1"><text:span text:style-name="T4">const</text:span> cookieHeader <text:span text:style-name="T1">=</text:span> <text:span text:style-name="T5">document</text:span><text:span text:style-name="T1">.</text:span><text:span text:style-name="T2">getElementById</text:span>(<text:span text:style-name="T3">'cookie-header'</text:span>);</text:p>
      <text:p text:style-name="P1"><text:span text:style-name="T1">if</text:span> (cookieHeader) {</text:p>
      <text:p text:style-name="P5">// Apply yellow styling (Big Bird's color)</text:p>
      <text:p text:style-name="P1">cookieHeader<text:span text:style-name="T1">.</text:span>style<text:span text:style-name="T1">.</text:span>backgroundColor <text:span text:style-name="T1">=</text:span> <text:span text:style-name="T3">'#FFDF00'</text:span>; <text:span text:style-name="T8">// Big Bird yellow</text:span></text:p>
      <text:p text:style-name="P1">cookieHeader<text:span text:style-name="T1">.</text:span>style<text:span text:style-name="T1">.</text:span>color <text:span text:style-name="T1">=</text:span> <text:span text:style-name="T3">'#000000'</text:span>; <text:span text:style-name="T8">// Black text for contrast</text:span></text:p>
      <text:p text:style-name="P1">cookieHeader<text:span text:style-name="T1">.</text:span>style<text:span text:style-name="T1">.</text:span>padding <text:span text:style-name="T1">=</text:span> <text:span text:style-name="T3">'10px'</text:span>;</text:p>
      <text:p text:style-name="P1">cookieHeader<text:span text:style-name="T1">.</text:span>style<text:span text:style-name="T1">.</text:span>borderRadius <text:span text:style-name="T1">=</text:span> <text:span text:style-name="T3">'5px'</text:span>;</text:p>
      <text:p text:style-name="P1">cookieHeader<text:span text:style-name="T1">.</text:span>style<text:span text:style-name="T1">.</text:span>boxShadow <text:span text:style-name="T1">=</text:span> <text:span text:style-name="T3">'0 2px 4px rgba(0, 0, 0, 0.2)'</text:span>;</text:p>
      <text:p text:style-name="P1">}</text:p>
      <text:p text:style-name="P5">// Count Chocula: Update the cookie count display</text:p>
      <text:p text:style-name="P1"><text:span text:style-name="T4">const</text:span> cookieJar <text:span text:style-name="T1">=</text:span> <text:span text:style-name="T5">document</text:span><text:span text:style-name="T1">.</text:span><text:span text:style-name="T2">getElementById</text:span>(<text:span text:style-name="T3">'cookie-jar'</text:span>);</text:p>
      <text:p text:style-name="P1"><text:span text:style-name="T4">const</text:span> cookieCount <text:span text:style-name="T1">=</text:span> <text:span text:style-name="T5">document</text:span><text:span text:style-name="T1">.</text:span><text:span text:style-name="T2">getElementById</text:span>(<text:span text:style-name="T3">'cookie-count'</text:span>);</text:p>
      <text:p text:style-name="P1"><text:span text:style-name="T4">function</text:span> <text:span text:style-name="T2">updateCookieCount</text:span>() {</text:p>
      <text:p text:style-name="P1"><text:span text:style-name="T1">if</text:span> (cookieJar <text:span text:style-name="T1">&amp;&amp;</text:span> cookieCount) {</text:p>
      <text:p text:style-name="P1"><text:span text:style-name="T4">const</text:span> cookies <text:span text:style-name="T1">=</text:span> cookieJar<text:span text:style-name="T1">.</text:span><text:span text:style-name="T2">getElementsByClassName</text:span>(<text:span text:style-name="T3">'cookie'</text:span>);</text:p>
      <text:p text:style-name="P1"><text:span text:style-name="T4">const</text:span> numCookies <text:span text:style-name="T1">=</text:span> cookies<text:span text:style-name="T1">.</text:span><text:span text:style-name="T5">length</text:span>;</text:p>
      <text:p text:style-name="P5"><text:soft-page-break/>// Set the formatted text as requested</text:p>
      <text:p text:style-name="P1">cookieCount<text:span text:style-name="T1">.</text:span>textContent <text:span text:style-name="T1">=</text:span><text:span text:style-name="T3"> `${numCookies}! There are ${numCookies} cookie(s) in the cookie jar!`</text:span>;</text:p>
      <text:p text:style-name="P5">// Set the text color to the specified hex value (#f7f16d - a light yellow color)</text:p>
      <text:p text:style-name="P1">cookieCount<text:span text:style-name="T1">.</text:span>style<text:span text:style-name="T1">.</text:span>color <text:span text:style-name="T1">=</text:span> <text:span text:style-name="T3">'#f7f16d'</text:span>;</text:p>
      <text:p text:style-name="P5">// Add Count Chocula-inspired styling</text:p>
      <text:p text:style-name="P1">cookieCount<text:span text:style-name="T1">.</text:span>style<text:span text:style-name="T1">.</text:span>fontWeight <text:span text:style-name="T1">=</text:span> <text:span text:style-name="T3">'bold'</text:span>;</text:p>
      <text:p text:style-name="P1">cookieCount<text:span text:style-name="T1">.</text:span>style<text:span text:style-name="T1">.</text:span>fontFamily <text:span text:style-name="T1">=</text:span> <text:span text:style-name="T3">'cursive, fantasy'</text:span>;</text:p>
      <text:p text:style-name="P1">cookieCount<text:span text:style-name="T1">.</text:span>style<text:span text:style-name="T1">.</text:span>textShadow <text:span text:style-name="T1">=</text:span> <text:span text:style-name="T3">'1px 1px 2px #000'</text:span>;</text:p>
      <text:p text:style-name="P1">cookieCount<text:span text:style-name="T1">.</text:span>style<text:span text:style-name="T1">.</text:span>padding <text:span text:style-name="T1">=</text:span> <text:span text:style-name="T3">'8px'</text:span>;</text:p>
      <text:p text:style-name="P1">cookieCount<text:span text:style-name="T1">.</text:span>style<text:span text:style-name="T1">.</text:span>backgroundColor <text:span text:style-name="T1">=</text:span> <text:span text:style-name="T3">'#5c2d91'</text:span>; <text:span text:style-name="T8">// Purple background for Count Chocula</text:span></text:p>
      <text:p text:style-name="P1">cookieCount<text:span text:style-name="T1">.</text:span>style<text:span text:style-name="T1">.</text:span>borderRadius <text:span text:style-name="T1">=</text:span> <text:span text:style-name="T3">'5px'</text:span>;</text:p>
      <text:p text:style-name="P1">cookieCount<text:span text:style-name="T1">.</text:span>style<text:span text:style-name="T1">.</text:span>display <text:span text:style-name="T1">=</text:span> <text:span text:style-name="T3">'inline-block'</text:span>;</text:p>
      <text:p text:style-name="P5">// If all cookies are gone, add a message</text:p>
      <text:p text:style-name="P1"><text:span text:style-name="T1">if</text:span> (numCookies <text:span text:style-name="T1">===</text:span> <text:span text:style-name="T6">0</text:span>) {</text:p>
      <text:p text:style-name="P1">cookieCount<text:span text:style-name="T1">.</text:span>textContent <text:span text:style-name="T1">+=</text:span> <text:span text:style-name="T3">" Cookie Monster ate them all! Om nom nom!"</text:span>;</text:p>
      <text:p text:style-name="P1">}</text:p>
      <text:p text:style-name="P1">}</text:p>
      <text:p text:style-name="P1">}</text:p>
      <text:p text:style-name="P5">// Initial count update</text:p>
      <text:p text:style-name="P1"><text:span text:style-name="T2">updateCookieCount</text:span>();</text:p>
      <text:p text:style-name="P5">// Cookie Monster: Remove a cookie every 30 seconds - using 3 seconds for testing</text:p>
      <text:p text:style-name="P1"><text:span text:style-name="T4">const</text:span> cookieInterval <text:span text:style-name="T1">=</text:span> <text:span text:style-name="T5">setInterval</text:span>(<text:span text:style-name="T4">function</text:span>() {</text:p>
      <text:p text:style-name="P5">// Check if there are still cookies in the jar</text:p>
      <text:p text:style-name="P1"><text:span text:style-name="T1">if</text:span> (cookieJar <text:span text:style-name="T1">&amp;&amp;</text:span> cookieJar<text:span text:style-name="T1">.</text:span><text:span text:style-name="T2">getElementsByClassName</text:span>(<text:span text:style-name="T3">'cookie'</text:span>)<text:span text:style-name="T1">.</text:span><text:span text:style-name="T5">length</text:span> <text:span text:style-name="T1">&gt;</text:span> <text:span text:style-name="T6">0</text:span>) {</text:p>
      <text:p text:style-name="P5">// Remove the last cookie from the jar</text:p>
      <text:p text:style-name="P1"><text:span text:style-name="T4">const</text:span> lastCookie <text:span text:style-name="T1">=</text:span> cookieJar<text:span text:style-name="T1">.</text:span><text:span text:style-name="T2">getElementsByClassName</text:span>(<text:span text:style-name="T3">'cookie'</text:span>)[cookieJar<text:span text:style-name="T1">.</text:span><text:span text:style-name="T2">getElementsByClassName</text:span>(<text:span text:style-name="T3">'cookie'</text:span>)<text:span text:style-name="T1">.</text:span><text:span text:style-name="T5">length</text:span> <text:span text:style-name="T1">-</text:span> <text:span text:style-name="T6">1</text:span>];</text:p>
      <text:p text:style-name="P1"><text:span text:style-name="T1">if</text:span> (lastCookie <text:span text:style-name="T1">&amp;&amp;</text:span> lastCookie<text:span text:style-name="T1">.</text:span><text:span text:style-name="T5">parentNode</text:span>) {</text:p>
      <text:p text:style-name="P1">cookieJar<text:span text:style-name="T1">.</text:span><text:span text:style-name="T2">removeChild</text:span>(lastCookie);</text:p>
      <text:p text:style-name="P5">// Update the cookie count display</text:p>
      <text:p text:style-name="P1"><text:span text:style-name="T2">updateCookieCount</text:span>();</text:p>
      <text:p text:style-name="P1"><text:span text:style-name="T5">console</text:span><text:span text:style-name="T1">.</text:span><text:span text:style-name="T2">log</text:span>(<text:span text:style-name="T3">"Cookie removed! Remaining cookies:"</text:span>, cookieJar<text:span text:style-name="T1">.</text:span><text:span text:style-name="T2">getElementsByClassName</text:span>(<text:span text:style-name="T3">'cookie'</text:span>)<text:span text:style-name="T1">.</text:span><text:span text:style-name="T5">length</text:span>);</text:p>
      <text:p text:style-name="P1">}</text:p>
      <text:p text:style-name="P1">} <text:span text:style-name="T1">else</text:span> {</text:p>
      <text:p text:style-name="P5">// If no cookies left, we can clear the interval (optional)</text:p>
      <text:p text:style-name="P5">// clearInterval(cookieInterval);</text:p>
      <text:p text:style-name="P1"><text:span text:style-name="T5">console</text:span><text:span text:style-name="T1">.</text:span><text:span text:style-name="T2">log</text:span>(<text:span text:style-name="T3">"No more cookies to remove!"</text:span>);</text:p>
      <text:p text:style-name="P1">}</text:p>
      <text:p text:style-name="P1">}, <text:span text:style-name="T6">30000</text:span>); </text:p>
      <text:p text:style-name="P1">});</text:p>
      <text:p text:style-name="P7"/>
      <text:p text:style-name="P9"/>
      <text:p text:style-name="P9"/>
      <text:p text:style-name="P9"/>
      <text:p text:style-name="P9"/>
      <text:p text:style-name="P11"><text:soft-page-break/>// fetch-pie.js - Implementation for pie-related functionality</text:p>
      <text:p text:style-name="P4"/>
      <text:p text:style-name="P1"><text:span text:style-name="T5">document</text:span><text:span text:style-name="T1">.</text:span><text:span text:style-name="T2">addEventListener</text:span>(<text:span text:style-name="T3">'DOMContentLoaded'</text:span>, <text:span text:style-name="T4">function</text:span>() {</text:p>
      <text:p text:style-name="P5">// Get references to the button and pie cupboard</text:p>
      <text:p text:style-name="P1"><text:span text:style-name="T4">const</text:span> moarPieButton <text:span text:style-name="T1">=</text:span> <text:span text:style-name="T5">document</text:span><text:span text:style-name="T1">.</text:span><text:span text:style-name="T2">getElementById</text:span>(<text:span text:style-name="T3">'moar-pie'</text:span>);</text:p>
      <text:p text:style-name="P1"><text:span text:style-name="T4">const</text:span> pieCupboard <text:span text:style-name="T1">=</text:span> <text:span text:style-name="T5">document</text:span><text:span text:style-name="T1">.</text:span><text:span text:style-name="T2">getElementById</text:span>(<text:span text:style-name="T3">'pie-cupboard'</text:span>);</text:p>
      <text:p text:style-name="P5">// Array of pie types</text:p>
      <text:p text:style-name="P1"><text:span text:style-name="T4">const</text:span> pieTypes <text:span text:style-name="T1">=</text:span> [</text:p>
      <text:p text:style-name="P1"><text:span text:style-name="T3">'Apple Pie'</text:span>,</text:p>
      <text:p text:style-name="P1"><text:span text:style-name="T3">'Cherry Pie'</text:span>,</text:p>
      <text:p text:style-name="P1"><text:span text:style-name="T3">'Blueberry Pie'</text:span>,</text:p>
      <text:p text:style-name="P1"><text:span text:style-name="T3">'Pumpkin Pie'</text:span>,</text:p>
      <text:p text:style-name="P1"><text:span text:style-name="T3">'Pecan Pie'</text:span>,</text:p>
      <text:p text:style-name="P1"><text:span text:style-name="T3">'Lemon Meringue Pie'</text:span>,</text:p>
      <text:p text:style-name="P1"><text:span text:style-name="T3">'Key Lime Pie'</text:span>,</text:p>
      <text:p text:style-name="P1"><text:span text:style-name="T3">'Chocolate Cream Pie'</text:span>,</text:p>
      <text:p text:style-name="P1"><text:span text:style-name="T3">'Coconut Cream Pie'</text:span>,</text:p>
      <text:p text:style-name="P12">'Banana Cream Pie'</text:p>
      <text:p text:style-name="P1">];</text:p>
      <text:p text:style-name="P5">// Add event listener to the Moar Pie! button</text:p>
      <text:p text:style-name="P1"><text:span text:style-name="T1">if</text:span> (moarPieButton) {</text:p>
      <text:p text:style-name="P1">moarPieButton<text:span text:style-name="T1">.</text:span><text:span text:style-name="T2">addEventListener</text:span>(<text:span text:style-name="T3">'click'</text:span>, <text:span text:style-name="T4">function</text:span>() {</text:p>
      <text:p text:style-name="P5">// Get a random pie from the array</text:p>
      <text:p text:style-name="P1"><text:span text:style-name="T4">const</text:span> randomIndex <text:span text:style-name="T1">=</text:span> <text:span text:style-name="T5">Math</text:span><text:span text:style-name="T1">.</text:span><text:span text:style-name="T2">floor</text:span>(<text:span text:style-name="T5">Math</text:span><text:span text:style-name="T1">.</text:span><text:span text:style-name="T2">random</text:span>() <text:span text:style-name="T1">*</text:span> pieTypes<text:span text:style-name="T1">.</text:span>length);</text:p>
      <text:p text:style-name="P1"><text:span text:style-name="T4">const</text:span> randomPie <text:span text:style-name="T1">=</text:span> pieTypes[randomIndex];</text:p>
      <text:p text:style-name="P5">// Create a new list item for the pie</text:p>
      <text:p text:style-name="P1"><text:span text:style-name="T4">const</text:span> pieItem <text:span text:style-name="T1">=</text:span> <text:span text:style-name="T5">document</text:span><text:span text:style-name="T1">.</text:span><text:span text:style-name="T2">createElement</text:span>(<text:span text:style-name="T3">'li'</text:span>);</text:p>
      <text:p text:style-name="P1">pieItem<text:span text:style-name="T1">.</text:span>textContent <text:span text:style-name="T1">=</text:span> randomPie;</text:p>
      <text:p text:style-name="P1">pieItem<text:span text:style-name="T1">.</text:span>className <text:span text:style-name="T1">=</text:span> <text:span text:style-name="T3">'pie'</text:span>;</text:p>
      <text:p text:style-name="P5">// Add the pie to the cupboard</text:p>
      <text:p text:style-name="P1"><text:span text:style-name="T1">if</text:span> (pieCupboard) {</text:p>
      <text:p text:style-name="P1">pieCupboard<text:span text:style-name="T1">.</text:span><text:span text:style-name="T2">appendChild</text:span>(pieItem);</text:p>
      <text:p text:style-name="P1">}</text:p>
      <text:p text:style-name="P1">});</text:p>
      <text:p text:style-name="P1">}</text:p>
      <text:p text:style-name="P1">});</text:p>
      <text:p text:style-name="P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8T18:28:55.530044267</meta:creation-date>
    <dc:date>2025-05-18T18:37:30.157573951</dc:date>
    <meta:editing-duration>PT8M35S</meta:editing-duration>
    <meta:editing-cycles>1</meta:editing-cycles>
    <meta:document-statistic meta:table-count="0" meta:image-count="0" meta:object-count="0" meta:page-count="16" meta:paragraph-count="651" meta:word-count="2319" meta:character-count="17640" meta:non-whitespace-character-count="15971"/>
    <meta:generator>LibreOffice/25.2.3.2$Linux_X86_64 LibreOffice_project/520$Build-2</meta:generator>
  </office:meta>
</office:document-meta>
</file>